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11ae"/>
    </style:style>
    <style:style style:name="P2" style:family="paragraph" style:parent-style-name="Standard">
      <style:text-properties officeooo:paragraph-rsid="000d6a38"/>
    </style:style>
    <style:style style:name="T1" style:family="text">
      <style:text-properties officeooo:rsid="000d6a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把終點改成起點 </text:p>
      <text:p text:style-name="Standard">initial state的條件改變</text:p>
      <text:p text:style-name="Standard">已可以在初始位置出現() 但是有時候是黃色 有時候是綠色</text:p>
      <text:p text:style-name="Standard"/>
      <text:p text:style-name="Standard">固定是綠色了 可自行走動</text:p>
      <text:p text:style-name="Standard">((希望沒anchor的時候 車子變灰色</text:p>
      <text:p text:style-name="Standard"/>
      <text:p text:style-name="Standard">import sys</text:p>
      <text:p text:style-name="Standard">from six import StringIO</text:p>
      <text:p text:style-name="Standard">from gym import utils</text:p>
      <text:p text:style-name="Standard">from gym.envs.toy_text import discrete</text:p>
      <text:p text:style-name="Standard">import numpy as np</text:p>
      <text:p text:style-name="Standard"/>
      <text:p text:style-name="Standard">MAP = [</text:p>
      <text:p text:style-name="Standard"><text:s text:c="4"/>"+-----------------+",</text:p>
      <text:p text:style-name="Standard"><text:s text:c="4"/>"|O|O| : : : : :G: |",</text:p>
      <text:p text:style-name="Standard"><text:s text:c="4"/>"|O|O| |O| |O| |O| |",</text:p>
      <text:p text:style-name="Standard"><text:s text:c="4"/>"|O| : |O| |O| |O| |",</text:p>
      <text:p text:style-name="Standard"><text:s text:c="4"/>"| : |O|O| : : : : |",</text:p>
      <text:p text:style-name="Standard"><text:s text:c="4"/>"| |O|O|O|O|O| |O| |",</text:p>
      <text:p text:style-name="Standard"><text:s text:c="4"/>"| : :R: : : : :O: |",</text:p>
      <text:p text:style-name="Standard"><text:s text:c="4"/>"| |O|O|O| |O|O|O| |",</text:p>
      <text:p text:style-name="Standard"><text:s text:c="4"/>"| |O| : : |O| : : |",</text:p>
      <text:p text:style-name="Standard"><text:s text:c="4"/>"| |O| |O|O|O|B|O| |",</text:p>
      <text:p text:style-name="Standard"><text:s text:c="4"/>"| : : : : : : |O| |",</text:p>
      <text:p text:style-name="Standard"><text:s text:c="4"/>"| |O| |O| |O| |O| |",</text:p>
      <text:p text:style-name="Standard"><text:s text:c="4"/>"| : : : : : : |O| |",</text:p>
      <text:p text:style-name="Standard"><text:s text:c="4"/>"| |O| |O| |O|O|O| |",</text:p>
      <text:p text:style-name="Standard"><text:s text:c="4"/>"| : : :Y: : : : : |",</text:p>
      <text:p text:style-name="Standard"><text:s text:c="4"/>"+-----------------+",</text:p>
      <text:p text:style-name="Standard">]</text:p>
      <text:p text:style-name="Standard"/>
      <text:p text:style-name="Standard">ACTIONS = ["South", "North", "East", "West", "Pickup", "Dropoff"]</text:p>
      <text:p text:style-name="Standard"/>
      <text:p text:style-name="Standard">class DuckieNavEnvV3(discrete.DiscreteEnv):</text:p>
      <text:p text:style-name="Standard"><text:s text:c="4"/>"""</text:p>
      <text:p text:style-name="Standard"><text:s text:c="4"/>The Taxi Problem</text:p>
      <text:p text:style-name="Standard"><text:s text:c="4"/>from "Hierarchical Reinforcement Learning with the MAXQ Value Function Decomposition"</text:p>
      <text:p text:style-name="Standard"><text:s text:c="4"/>by Tom Dietterich</text:p>
      <text:p text:style-name="Standard"/>
      <text:p text:style-name="Standard"><text:s text:c="4"/>rendering:</text:p>
      <text:p text:style-name="Standard"><text:s text:c="4"/>- blue: passenger</text:p>
      <text:p text:style-name="Standard"><text:s text:c="4"/>- magenta: destination</text:p>
      <text:p text:style-name="Standard"><text:s text:c="4"/>- yellow: empty taxi</text:p>
      <text:p text:style-name="Standard"><text:s text:c="4"/>- green: full taxi</text:p>
      <text:p text:style-name="Standard"><text:s text:c="4"/>- other letters: locations</text:p>
      <text:p text:style-name="Standard"/>
      <text:p text:style-name="Standard"><text:s text:c="4"/>"""</text:p>
      <text:p text:style-name="Standard"><text:s text:c="4"/>metadata = {'render.modes': ['human', 'ansi']}</text:p>
      <text:p text:style-name="Standard"/>
      <text:p text:style-name="Standard"><text:s text:c="4"/>def __init__(self):</text:p>
      <text:p text:style-name="Standard"><text:s text:c="8"/>self.desc = np.asarray(MAP,dtype='c')</text:p>
      <text:p text:style-name="Standard"><text:soft-page-break/></text:p>
      <text:p text:style-name="Standard"><text:s text:c="8"/>self.locs = locs = [(5,2), (0,7), (13,3), (8,6)]</text:p>
      <text:p text:style-name="Standard"/>
      <text:p text:style-name="Standard"><text:s text:c="8"/>nS = 2520</text:p>
      <text:p text:style-name="Standard"><text:s text:c="8"/>nR = 14 </text:p>
      <text:p text:style-name="Standard"><text:s text:c="8"/>nC = 9</text:p>
      <text:p text:style-name="Standard"><text:s text:c="8"/>maxR = nR-1</text:p>
      <text:p text:style-name="Standard"><text:s text:c="8"/>maxC = nC-1</text:p>
      <text:p text:style-name="Standard"><text:s text:c="8"/>isd = np.zeros(nS)</text:p>
      <text:p text:style-name="Standard"><text:s text:c="8"/>nA = 5</text:p>
      <text:p text:style-name="Standard"><text:s text:c="8"/>P = {s : {a : [] for a in range(nA)} for s in range(nS)}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for passidx in range(5): # anchor (on taxi and other positions)</text:p>
      <text:p text:style-name="Standard"><text:s text:c="20"/>for init in range(4): # initail location good</text:p>
      <text:p text:style-name="Standard"><text:s text:c="24"/>state = self.encode(row, col, passidx, init) </text:p>
      <text:p text:style-name="Standard"><text:s text:c="24"/></text:p>
      <text:p text:style-name="Standard"><text:s text:c="24"/>if (row == locs[init][0] and col == locs[init][1] and passidx == 0): # good</text:p>
      <text:p text:style-name="Standard"><text:s text:c="28"/>isd[state] += 1</text:p>
      <text:p text:style-name="Standard"><text:s text:c="24"/>for a in range(nA):</text:p>
      <text:p text:style-name="Standard"><text:s text:c="28"/># defaults</text:p>
      <text:p text:style-name="Standard"><text:s text:c="28"/>newrow, newcol, newpassidx = row, col, passidx</text:p>
      <text:p text:style-name="Standard"><text:s text:c="28"/>reward = -1</text:p>
      <text:p text:style-name="Standard"><text:s text:c="28"/>done = False</text:p>
      <text:p text:style-name="Standard"><text:s text:c="28"/>taxiloc = (row, col)</text:p>
      <text:p text:style-name="Standard"/>
      <text:p text:style-name="Standard"><text:s text:c="28"/>if a==0 and self.desc[1+row + 1, 2*col+1] != b"O":</text:p>
      <text:p text:style-name="Standard"><text:s text:c="32"/>newrow = min(row+1, maxR)</text:p>
      <text:p text:style-name="Standard"><text:s text:c="28"/>elif a==1 and self.desc[1+row -1, 2*col+1] != b"O":</text:p>
      <text:p text:style-name="Standard"><text:s text:c="32"/>newrow = max(row-1, 0)</text:p>
      <text:p text:style-name="Standard"><text:s text:c="28"/>if a==2 and self.desc[1+row,2*col+2]==b":":</text:p>
      <text:p text:style-name="Standard"><text:s text:c="32"/>newcol = min(col+1, maxC)</text:p>
      <text:p text:style-name="Standard"><text:s text:c="28"/>elif a==3 and self.desc[1+row,2*col]==b":":</text:p>
      <text:p text:style-name="Standard"><text:s text:c="32"/>newcol = max(col-1, 0)</text:p>
      <text:p text:style-name="Standard"><text:s text:c="28"/>elif a==4: # pickup</text:p>
      <text:p text:style-name="Standard"><text:s text:c="32"/>if (passidx &lt; 4 and taxiloc == locs[passidx]):</text:p>
      <text:p text:style-name="Standard"><text:s text:c="36"/>newpassidx = 4</text:p>
      <text:p text:style-name="Standard"><text:s text:c="32"/>else:</text:p>
      <text:p text:style-name="Standard"><text:s text:c="36"/>reward = -10</text:p>
      <text:p text:style-name="Standard"><text:s text:c="28"/>elif a==5: # dropoff</text:p>
      <text:p text:style-name="Standard"><text:s text:c="32"/>if (taxiloc == locs[init]) and passidx==4:</text:p>
      <text:p text:style-name="Standard"><text:s text:c="36"/>done = True</text:p>
      <text:p text:style-name="Standard"><text:s text:c="36"/>reward = 20</text:p>
      <text:p text:style-name="Standard"><text:s text:c="32"/>elif (taxiloc in locs) and passidx==4:</text:p>
      <text:p text:style-name="Standard"><text:s text:c="36"/>newpassidx = locs.index(taxiloc)</text:p>
      <text:p text:style-name="Standard"><text:s text:c="32"/>else:</text:p>
      <text:p text:style-name="Standard"><text:s text:c="36"/>reward = -10</text:p>
      <text:p text:style-name="Standard"><text:s text:c="28"/>newstate = self.encode(newrow, newcol, newpassidx, init)</text:p>
      <text:p text:style-name="Standard"><text:s text:c="28"/>P[state][a].append((1.0, newstate, reward, done))</text:p>
      <text:p text:style-name="Standard"><text:s text:c="8"/>isd /= isd.sum()</text:p>
      <text:p text:style-name="Standard"><text:s text:c="8"/>discrete.DiscreteEnv.__init__(self, nS, nA, P, isd)</text:p>
      <text:p text:style-name="Standard"><text:soft-page-break/></text:p>
      <text:p text:style-name="Standard"><text:s text:c="4"/>def encode(self, taxirow, taxicol, passloc, init):</text:p>
      <text:p text:style-name="Standard"><text:s text:c="8"/># (14) 9, 5, 4</text:p>
      <text:p text:style-name="Standard"><text:s text:c="8"/>i = taxirow</text:p>
      <text:p text:style-name="Standard"><text:s text:c="8"/>i *= 9 </text:p>
      <text:p text:style-name="Standard"><text:s text:c="8"/>i += taxicol</text:p>
      <text:p text:style-name="Standard"><text:s text:c="8"/>i *= 5</text:p>
      <text:p text:style-name="Standard"><text:s text:c="8"/>i += passloc</text:p>
      <text:p text:style-name="Standard"><text:s text:c="8"/>i *= 4</text:p>
      <text:p text:style-name="Standard"><text:s text:c="8"/>i += init</text:p>
      <text:p text:style-name="Standard"><text:s text:c="8"/>return i</text:p>
      <text:p text:style-name="Standard"/>
      <text:p text:style-name="Standard"><text:s text:c="4"/>def decode(self, i):</text:p>
      <text:p text:style-name="Standard"><text:s text:c="8"/>out = []</text:p>
      <text:p text:style-name="Standard"><text:s text:c="8"/>out.append(i % 4)</text:p>
      <text:p text:style-name="Standard"><text:s text:c="8"/>i = i // 4</text:p>
      <text:p text:style-name="Standard"><text:s text:c="8"/>out.append(i % 5)</text:p>
      <text:p text:style-name="Standard"><text:s text:c="8"/>i = i // 5</text:p>
      <text:p text:style-name="Standard"><text:s text:c="8"/>out.append(i % 9)</text:p>
      <text:p text:style-name="Standard"><text:s text:c="8"/>i = i // 9 </text:p>
      <text:p text:style-name="Standard"><text:s text:c="8"/>out.append(i)</text:p>
      <text:p text:style-name="Standard"><text:s text:c="8"/>assert 0 &lt;= i &lt; 14 </text:p>
      <text:p text:style-name="Standard"><text:s text:c="8"/>return reversed(out)</text:p>
      <text:p text:style-name="Standard"/>
      <text:p text:style-name="Standard"><text:s text:c="4"/>def render(self, mode='human'):</text:p>
      <text:p text:style-name="Standard"><text:s text:c="8"/>outfile = StringIO() if mode == 'ansi' else sys.stdout</text:p>
      <text:p text:style-name="Standard"/>
      <text:p text:style-name="Standard"><text:s text:c="8"/>out = self.desc.copy().tolist()</text:p>
      <text:p text:style-name="Standard"><text:s text:c="8"/>out = [[c.decode('utf-8') for c in line] for line in out]</text:p>
      <text:p text:style-name="Standard"><text:s text:c="8"/>taxirow, taxicol, passidx, init = self.decode(self.s)</text:p>
      <text:p text:style-name="Standard"><text:s text:c="8"/>def ul(x): return "_" if x == " " else x</text:p>
      <text:p text:style-name="Standard"><text:s text:c="8"/></text:p>
      <text:p text:style-name="Standard"><text:s text:c="8"/>if passidx &lt; 1: # anchor in taxi</text:p>
      <text:p text:style-name="Standard"><text:s text:c="12"/>out[1+taxirow][2*taxicol+1] = utils.colorize(out[1+taxirow][2*taxicol+1], 'yellow', highlight=True)</text:p>
      <text:p text:style-name="Standard"><text:s text:c="12"/>pi, pj = self.locs[passidx]</text:p>
      <text:p text:style-name="Standard"><text:s text:c="12"/>out[1+pi][2*pj+1] = utils.colorize(out[1+pi][2*pj+1], 'blue', bold=True)</text:p>
      <text:p text:style-name="Standard"><text:s text:c="8"/>else: </text:p>
      <text:p text:style-name="Standard"><text:s text:c="12"/>out[1+taxirow][2*taxicol+1] = utils.colorize(ul(out[1+taxirow][2*taxicol+1]), 'gray', highlight=True)</text:p>
      <text:p text:style-name="Standard"/>
      <text:p text:style-name="Standard"><text:s text:c="8"/>di, dj = self.locs[init]</text:p>
      <text:p text:style-name="Standard"><text:s text:c="8"/>out[1+di][2*dj+1] = utils.colorize(out[1+di][2*dj+1], 'magenta')</text:p>
      <text:p text:style-name="Standard"><text:s text:c="8"/>outfile.write("\n".join(["".join(row) for row in out])+"\n")</text:p>
      <text:p text:style-name="Standard"><text:s text:c="8"/>if self.lastaction is not None:</text:p>
      <text:p text:style-name="Standard"><text:s text:c="12"/>outfile.write(" <text:s/>({})\n".format(["South", "North", "East", "West", "Pickup", "Dropoff"][self.lastaction]))</text:p>
      <text:p text:style-name="Standard"><text:s text:c="8"/>else: outfile.write("\n")</text:p>
      <text:p text:style-name="Standard"/>
      <text:p text:style-name="Standard"><text:s text:c="8"/># No need to return anything for human</text:p>
      <text:p text:style-name="Standard"><text:s text:c="8"/>if mode != 'human':</text:p>
      <text:p text:style-name="Standard"><text:s text:c="12"/>return outfile</text:p>
      <text:p text:style-name="Standard"><text:soft-page-break/>寫了放anchor的</text:p>
      <text:p text:style-name="Standard"/>
      <text:p text:style-name="P1">deploy的位置 就是紀錄當下taxi現在的位置 </text:p>
      <text:p text:style-name="P1">anchor deploy的位置 會變藍色</text:p>
      <text:p text:style-name="P1">沒anchor的車子 會變灰色</text:p>
      <text:p text:style-name="Standard">import sys</text:p>
      <text:p text:style-name="Standard">from six import StringIO</text:p>
      <text:p text:style-name="Standard">from gym import utils</text:p>
      <text:p text:style-name="Standard">from gym.envs.toy_text import discrete</text:p>
      <text:p text:style-name="Standard">import numpy as np</text:p>
      <text:p text:style-name="Standard"/>
      <text:p text:style-name="Standard">MAP = [</text:p>
      <text:p text:style-name="Standard"><text:s text:c="4"/>"+-----------------+",</text:p>
      <text:p text:style-name="Standard"><text:s text:c="4"/>"|O|O| : : : : :G: |",</text:p>
      <text:p text:style-name="Standard"><text:s text:c="4"/>"|O|O| |O| |O| |O| |",</text:p>
      <text:p text:style-name="Standard"><text:s text:c="4"/>"|O| : |O| |O| |O| |",</text:p>
      <text:p text:style-name="Standard"><text:s text:c="4"/>"| : |O|O| : : : : |",</text:p>
      <text:p text:style-name="Standard"><text:s text:c="4"/>"| |O|O|O|O|O| |O| |",</text:p>
      <text:p text:style-name="Standard"><text:s text:c="4"/>"| : :R: : : : :O: |",</text:p>
      <text:p text:style-name="Standard"><text:s text:c="4"/>"| |O|O|O| |O|O|O| |",</text:p>
      <text:p text:style-name="Standard"><text:s text:c="4"/>"| |O| : : |O| : : |",</text:p>
      <text:p text:style-name="Standard"><text:s text:c="4"/>"| |O| |O|O|O|B|O| |",</text:p>
      <text:p text:style-name="Standard"><text:s text:c="4"/>"| : : : : : : |O| |",</text:p>
      <text:p text:style-name="Standard"><text:s text:c="4"/>"| |O| |O| |O| |O| |",</text:p>
      <text:p text:style-name="Standard"><text:s text:c="4"/>"| : : : : : : |O| |",</text:p>
      <text:p text:style-name="Standard"><text:s text:c="4"/>"| |O| |O| |O|O|O| |",</text:p>
      <text:p text:style-name="Standard"><text:s text:c="4"/>"| : : :Y: : : : : |",</text:p>
      <text:p text:style-name="Standard"><text:s text:c="4"/>"+-----------------+",</text:p>
      <text:p text:style-name="Standard">]</text:p>
      <text:p text:style-name="Standard"/>
      <text:p text:style-name="Standard">ACTIONS = ["South", "North", "East", "West", "Pickup", "Dropoff"]</text:p>
      <text:p text:style-name="Standard"/>
      <text:p text:style-name="Standard">class DuckieNavEnvV3(discrete.DiscreteEnv):</text:p>
      <text:p text:style-name="Standard"><text:s text:c="4"/>"""</text:p>
      <text:p text:style-name="Standard"><text:s text:c="4"/>The Taxi Problem</text:p>
      <text:p text:style-name="Standard"><text:s text:c="4"/>from "Hierarchical Reinforcement Learning with the MAXQ Value Function Decomposition"</text:p>
      <text:p text:style-name="Standard"><text:s text:c="4"/>by Tom Dietterich</text:p>
      <text:p text:style-name="Standard"/>
      <text:p text:style-name="Standard"><text:s text:c="4"/>rendering:</text:p>
      <text:p text:style-name="Standard"><text:s text:c="4"/>- blue: passenger</text:p>
      <text:p text:style-name="Standard"><text:s text:c="4"/>- magenta: destination</text:p>
      <text:p text:style-name="Standard"><text:s text:c="4"/>- yellow: empty taxi</text:p>
      <text:p text:style-name="Standard"><text:s text:c="4"/>- green: full taxi</text:p>
      <text:p text:style-name="Standard"><text:s text:c="4"/>- other letters: locations</text:p>
      <text:p text:style-name="Standard"/>
      <text:p text:style-name="Standard"><text:s text:c="4"/>"""</text:p>
      <text:p text:style-name="Standard"><text:s text:c="4"/>metadata = {'render.modes': ['human', 'ansi']}</text:p>
      <text:p text:style-name="Standard"/>
      <text:p text:style-name="Standard"><text:s text:c="4"/>def __init__(self):</text:p>
      <text:p text:style-name="Standard"><text:s text:c="8"/>self.desc = np.asarray(MAP,dtype='c')</text:p>
      <text:p text:style-name="Standard"/>
      <text:p text:style-name="Standard"><text:s text:c="8"/>self.locs = locs = [(5,2), (0,7), (13,3), (8,6)]</text:p>
      <text:p text:style-name="Standard"><text:soft-page-break/></text:p>
      <text:p text:style-name="Standard"><text:s text:c="8"/>nS = 2520</text:p>
      <text:p text:style-name="Standard"><text:s text:c="8"/>nR = 14 </text:p>
      <text:p text:style-name="Standard"><text:s text:c="8"/>nC = 9</text:p>
      <text:p text:style-name="Standard"><text:s text:c="8"/>maxR = nR-1</text:p>
      <text:p text:style-name="Standard"><text:s text:c="8"/>maxC = nC-1</text:p>
      <text:p text:style-name="Standard"><text:s text:c="8"/>isd = np.zeros(nS)</text:p>
      <text:p text:style-name="Standard"><text:s text:c="8"/>nA = 5</text:p>
      <text:p text:style-name="Standard"><text:s text:c="8"/></text:p>
      <text:p text:style-name="Standard"><text:s text:c="8"/>self.node_deploy = False</text:p>
      <text:p text:style-name="Standard"><text:s text:c="8"/></text:p>
      <text:p text:style-name="Standard"><text:s text:c="8"/>P = {s : {a : [] for a in range(nA)} for s in range(nS)}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for passidx in range(2): # anchor (on taxi or deployed)</text:p>
      <text:p text:style-name="Standard"><text:s text:c="20"/>for init in range(4): # initail location good</text:p>
      <text:p text:style-name="Standard"><text:s text:c="24"/>state = self.encode(row, col, passidx, init) </text:p>
      <text:p text:style-name="Standard"><text:s text:c="24"/></text:p>
      <text:p text:style-name="Standard"><text:s text:c="24"/>if (row == locs[init][0] and col == locs[init][1] and passidx == 0): # good</text:p>
      <text:p text:style-name="Standard"><text:s text:c="28"/>isd[state] += 1</text:p>
      <text:p text:style-name="Standard"><text:s text:c="28"/></text:p>
      <text:p text:style-name="Standard"><text:s text:c="24"/>for a in range(nA):</text:p>
      <text:p text:style-name="Standard"><text:s text:c="28"/># defaults</text:p>
      <text:p text:style-name="Standard"><text:s text:c="28"/>newrow, newcol, newpassidx = row, col, passidx</text:p>
      <text:p text:style-name="Standard"><text:s text:c="28"/>reward = -1</text:p>
      <text:p text:style-name="Standard"><text:s text:c="28"/>done = False</text:p>
      <text:p text:style-name="Standard"><text:s text:c="28"/>taxiloc = (row, col)</text:p>
      <text:p text:style-name="Standard"/>
      <text:p text:style-name="Standard"><text:s text:c="28"/>if a==0 and self.desc[1+row + 1, 2*col+1] != b"O":</text:p>
      <text:p text:style-name="Standard"><text:s text:c="32"/>newrow = min(row+1, maxR)</text:p>
      <text:p text:style-name="Standard"><text:s text:c="32"/></text:p>
      <text:p text:style-name="Standard"><text:s text:c="28"/>elif a==1 and self.desc[1+row -1, 2*col+1] != b"O":</text:p>
      <text:p text:style-name="Standard"><text:s text:c="32"/>newrow = max(row-1, 0)</text:p>
      <text:p text:style-name="Standard"><text:s text:c="32"/></text:p>
      <text:p text:style-name="Standard"><text:s text:c="28"/>if a==2 and self.desc[1+row,2*col+2]==b":":</text:p>
      <text:p text:style-name="Standard"><text:s text:c="32"/>newcol = min(col+1, maxC)</text:p>
      <text:p text:style-name="Standard"><text:s text:c="32"/></text:p>
      <text:p text:style-name="Standard"><text:s text:c="28"/>elif a==3 and self.desc[1+row,2*col]==b":":</text:p>
      <text:p text:style-name="Standard"><text:s text:c="32"/>newcol = max(col-1, 0)</text:p>
      <text:p text:style-name="Standard"><text:s text:c="32"/></text:p>
      <text:p text:style-name="Standard"><text:s text:c="28"/>elif a==4: # dropoff</text:p>
      <text:p text:style-name="Standard"><text:s text:c="32"/>if (passidx &lt; 1): # anchor 在車上</text:p>
      <text:p text:style-name="Standard"><text:s text:c="36"/>newpassidx = 1</text:p>
      <text:p text:style-name="Standard"><text:s text:c="36"/>done = True # 下完anchor 就結束</text:p>
      <text:p text:style-name="Standard"><text:s text:c="32"/>else:</text:p>
      <text:p text:style-name="Standard"><text:s text:c="36"/>reward = -10</text:p>
      <text:p text:style-name="Standard"><text:s text:c="36"/></text:p>
      <text:p text:style-name="Standard"><text:s text:c="28"/></text:p>
      <text:p text:style-name="Standard"><text:s text:c="28"/>newstate = self.encode(newrow, newcol, newpassidx, init)</text:p>
      <text:p text:style-name="Standard"><text:s text:c="28"/>P[state][a].append((1.0, newstate, reward, done))</text:p>
      <text:p text:style-name="Standard"><text:s text:c="8"/>isd /= isd.sum()</text:p>
      <text:p text:style-name="Standard"><text:soft-page-break/><text:s text:c="8"/>discrete.DiscreteEnv.__init__(self, nS, nA, P, isd)</text:p>
      <text:p text:style-name="Standard"/>
      <text:p text:style-name="Standard"><text:s text:c="4"/>def encode(self, taxirow, taxicol, passloc, init):</text:p>
      <text:p text:style-name="Standard"><text:s text:c="8"/># (14) 9, 5, 4</text:p>
      <text:p text:style-name="Standard"><text:s text:c="8"/>i = taxirow</text:p>
      <text:p text:style-name="Standard"><text:s text:c="8"/>i *= 9 </text:p>
      <text:p text:style-name="Standard"><text:s text:c="8"/>i += taxicol</text:p>
      <text:p text:style-name="Standard"><text:s text:c="8"/>i *= 5</text:p>
      <text:p text:style-name="Standard"><text:s text:c="8"/>i += passloc</text:p>
      <text:p text:style-name="Standard"><text:s text:c="8"/>i *= 4</text:p>
      <text:p text:style-name="Standard"><text:s text:c="8"/>i += init</text:p>
      <text:p text:style-name="Standard"><text:s text:c="8"/>return i</text:p>
      <text:p text:style-name="Standard"/>
      <text:p text:style-name="Standard"><text:s text:c="4"/>def decode(self, i):</text:p>
      <text:p text:style-name="Standard"><text:s text:c="8"/>out = []</text:p>
      <text:p text:style-name="Standard"><text:s text:c="8"/>out.append(i % 4)</text:p>
      <text:p text:style-name="Standard"><text:s text:c="8"/>i = i // 4</text:p>
      <text:p text:style-name="Standard"><text:s text:c="8"/>out.append(i % 5)</text:p>
      <text:p text:style-name="Standard"><text:s text:c="8"/>i = i // 5</text:p>
      <text:p text:style-name="Standard"><text:s text:c="8"/>out.append(i % 9)</text:p>
      <text:p text:style-name="Standard"><text:s text:c="8"/>i = i // 9 </text:p>
      <text:p text:style-name="Standard"><text:s text:c="8"/>out.append(i)</text:p>
      <text:p text:style-name="Standard"><text:s text:c="8"/>assert 0 &lt;= i &lt; 14 </text:p>
      <text:p text:style-name="Standard"><text:s text:c="8"/>return reversed(out)</text:p>
      <text:p text:style-name="Standard"/>
      <text:p text:style-name="Standard"><text:s text:c="4"/>def render(self, mode='human'):</text:p>
      <text:p text:style-name="Standard"><text:s text:c="8"/>outfile = StringIO() if mode == 'ansi' else sys.stdout</text:p>
      <text:p text:style-name="Standard"/>
      <text:p text:style-name="Standard"><text:s text:c="8"/>out = self.desc.copy().tolist()</text:p>
      <text:p text:style-name="Standard"><text:s text:c="8"/>out = [[c.decode('utf-8') for c in line] for line in out]</text:p>
      <text:p text:style-name="Standard"><text:s text:c="8"/>taxirow, taxicol, passidx, init = self.decode(self.s)</text:p>
      <text:p text:style-name="Standard"><text:s text:c="8"/>def ul(x): return "_" if x == " " else x</text:p>
      <text:p text:style-name="Standard"><text:s text:c="8"/></text:p>
      <text:p text:style-name="Standard"><text:s text:c="8"/>if passidx &lt; 1: # anchor in taxi</text:p>
      <text:p text:style-name="Standard"><text:s text:c="12"/>out[1+taxirow][2*taxicol+1] = utils.colorize(out[1+taxirow][2*taxicol+1], 'yellow', highlight=True)</text:p>
      <text:p text:style-name="Standard"><text:s text:c="12"/></text:p>
      <text:p text:style-name="Standard"><text:s text:c="8"/>else: # anchor 不在車上了 deploy了 <text:s text:c="9"/></text:p>
      <text:p text:style-name="Standard"><text:s text:c="12"/>if (self.node_deploy == False):</text:p>
      <text:p text:style-name="Standard"><text:s text:c="16"/>self.pi, self.pj = taxirow, taxicol</text:p>
      <text:p text:style-name="Standard"><text:s text:c="16"/>self.node_deploy = True</text:p>
      <text:p text:style-name="Standard"><text:s text:c="12"/># deploy的位置 就是紀錄當下taxi現在的位置 </text:p>
      <text:p text:style-name="Standard"><text:s text:c="12"/></text:p>
      <text:p text:style-name="Standard"><text:s text:c="12"/>out[1+self.pi][2*self.pj+1] = utils.colorize(ul(out[1+self.pi][2*self.pj+1]), 'blue', highlight=True)</text:p>
      <text:p text:style-name="Standard"><text:s text:c="12"/># anchor deploy下去 會變藍色</text:p>
      <text:p text:style-name="Standard"><text:s text:c="12"/></text:p>
      <text:p text:style-name="Standard"><text:s text:c="12"/>out[1+taxirow][2*taxicol+1] = utils.colorize(ul(out[1+taxirow][2*taxicol+1]), 'gray', highlight=True)</text:p>
      <text:p text:style-name="Standard"><text:s text:c="12"/># 沒anchor的時候 會變灰色</text:p>
      <text:p text:style-name="Standard"/>
      <text:p text:style-name="Standard"/>
      <text:p text:style-name="Standard"><text:soft-page-break/><text:s text:c="8"/>di, dj = self.locs[init]</text:p>
      <text:p text:style-name="Standard"><text:s text:c="8"/>out[1+di][2*dj+1] = utils.colorize(out[1+di][2*dj+1], 'magenta')</text:p>
      <text:p text:style-name="Standard"><text:s text:c="8"/></text:p>
      <text:p text:style-name="Standard"><text:s text:c="8"/>outfile.write("\n".join(["".join(row) for row in out])+"\n")</text:p>
      <text:p text:style-name="Standard"><text:s text:c="8"/>if self.lastaction is not None:</text:p>
      <text:p text:style-name="Standard"><text:s text:c="12"/>outfile.write(" <text:s/>({})\n".format(["South", "North", "East", "West", "Dropoff"][self.lastaction]))</text:p>
      <text:p text:style-name="Standard"><text:s text:c="8"/>else: outfile.write("\n")</text:p>
      <text:p text:style-name="Standard"/>
      <text:p text:style-name="Standard"><text:s text:c="8"/># No need to return anything for human</text:p>
      <text:p text:style-name="Standard"><text:s text:c="8"/>if mode != 'human':</text:p>
      <text:p text:style-name="Standard"><text:s text:c="12"/>return outfile</text:p>
      <text:p text:style-name="Standard"/>
      <text:p text:style-name="Standard">改了nS encoder decoder</text:p>
      <text:p text:style-name="Standard">改passidx--&gt; node_deployed</text:p>
      <text:p text:style-name="Standard">初始的樣子長好了</text:p>
      <text:p text:style-name="Standard">import sys</text:p>
      <text:p text:style-name="Standard">from six import StringIO</text:p>
      <text:p text:style-name="Standard">from gym import utils</text:p>
      <text:p text:style-name="Standard">from gym.envs.toy_text import discrete</text:p>
      <text:p text:style-name="Standard">import numpy as np</text:p>
      <text:p text:style-name="Standard"/>
      <text:p text:style-name="Standard">MAP = [</text:p>
      <text:p text:style-name="Standard"><text:s text:c="4"/>"+-----------------+",</text:p>
      <text:p text:style-name="Standard"><text:s text:c="4"/>"|O|O| : : : : :G: |",</text:p>
      <text:p text:style-name="Standard"><text:s text:c="4"/>"|O|O| |O| |O| |O| |",</text:p>
      <text:p text:style-name="Standard"><text:s text:c="4"/>"|O| : |O| |O| |O| |",</text:p>
      <text:p text:style-name="Standard"><text:s text:c="4"/>"| : |O|O| : : : : |",</text:p>
      <text:p text:style-name="Standard"><text:s text:c="4"/>"| |O|O|O|O|O| |O| |",</text:p>
      <text:p text:style-name="Standard"><text:s text:c="4"/>"| : :R: : : : :O: |",</text:p>
      <text:p text:style-name="Standard"><text:s text:c="4"/>"| |O|O|O| |O|O|O| |",</text:p>
      <text:p text:style-name="Standard"><text:s text:c="4"/>"| |O| : : |O| : : |",</text:p>
      <text:p text:style-name="Standard"><text:s text:c="4"/>"| |O| |O|O|O|B|O| |",</text:p>
      <text:p text:style-name="Standard"><text:s text:c="4"/>"| : : : : : : |O| |",</text:p>
      <text:p text:style-name="Standard"><text:s text:c="4"/>"| |O| |O| |O| |O| |",</text:p>
      <text:p text:style-name="Standard"><text:s text:c="4"/>"| : : : : : : |O| |",</text:p>
      <text:p text:style-name="Standard"><text:s text:c="4"/>"| |O| |O| |O|O|O| |",</text:p>
      <text:p text:style-name="Standard"><text:s text:c="4"/>"| : : :Y: : : : : |",</text:p>
      <text:p text:style-name="Standard"><text:s text:c="4"/>"+-----------------+",</text:p>
      <text:p text:style-name="Standard">]</text:p>
      <text:p text:style-name="Standard"/>
      <text:p text:style-name="Standard">ACTIONS = ["South", "North", "East", "West", "Pickup", "Dropoff"]</text:p>
      <text:p text:style-name="Standard">nS = 14*9*2*4 # row clo deployed? initail location </text:p>
      <text:p text:style-name="Standard">nR = 14 </text:p>
      <text:p text:style-name="Standard">nC = 9</text:p>
      <text:p text:style-name="Standard">maxR = nR-1</text:p>
      <text:p text:style-name="Standard">maxC = nC-1</text:p>
      <text:p text:style-name="Standard"/>
      <text:p text:style-name="Standard">class DuckieNavEnvV3(discrete.DiscreteEnv):</text:p>
      <text:p text:style-name="Standard"><text:s text:c="4"/>"""</text:p>
      <text:p text:style-name="Standard"><text:s text:c="4"/>The Taxi Problem</text:p>
      <text:p text:style-name="Standard"><text:s text:c="4"/>from "Hierarchical Reinforcement Learning with the MAXQ Value Function Decomposition"</text:p>
      <text:p text:style-name="Standard"><text:soft-page-break/><text:s text:c="4"/>by Tom Dietterich</text:p>
      <text:p text:style-name="Standard"/>
      <text:p text:style-name="Standard"><text:s text:c="4"/>rendering:</text:p>
      <text:p text:style-name="Standard"><text:s text:c="4"/>- blue: passenger</text:p>
      <text:p text:style-name="Standard"><text:s text:c="4"/>- magenta: destination</text:p>
      <text:p text:style-name="Standard"><text:s text:c="4"/>- yellow: empty taxi</text:p>
      <text:p text:style-name="Standard"><text:s text:c="4"/>- green: full taxi</text:p>
      <text:p text:style-name="Standard"><text:s text:c="4"/>- other letters: locations</text:p>
      <text:p text:style-name="Standard"/>
      <text:p text:style-name="Standard"><text:s text:c="4"/>"""</text:p>
      <text:p text:style-name="Standard"><text:s text:c="4"/>metadata = {'render.modes': ['human', 'ansi']}</text:p>
      <text:p text:style-name="Standard"/>
      <text:p text:style-name="Standard"><text:s text:c="4"/>def __init__(self):</text:p>
      <text:p text:style-name="Standard"><text:s text:c="8"/>self.desc = np.asarray(MAP,dtype='c')</text:p>
      <text:p text:style-name="Standard"/>
      <text:p text:style-name="Standard"><text:s text:c="8"/>self.locs = locs = [(5,2), (0,7), (13,3), (8,6)]</text:p>
      <text:p text:style-name="Standard"><text:s text:c="8"/>isd = np.zeros(nS)</text:p>
      <text:p text:style-name="Standard"><text:s text:c="8"/>nA = 5</text:p>
      <text:p text:style-name="Standard"><text:s text:c="8"/></text:p>
      <text:p text:style-name="Standard"><text:s text:c="8"/>self.node_deploy = False</text:p>
      <text:p text:style-name="Standard"><text:s text:c="8"/>self.pi, self.pj = -1, -1</text:p>
      <text:p text:style-name="Standard"><text:s text:c="8"/></text:p>
      <text:p text:style-name="Standard"><text:s text:c="8"/>P = {s : {a : [] for a in range(nA)} for s in range(nS)}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for node_deployed in range(2): # anchor (on taxi or deployed)</text:p>
      <text:p text:style-name="Standard"><text:s text:c="20"/>for init in range(4): # initail location good</text:p>
      <text:p text:style-name="Standard"><text:s text:c="24"/>state = self.encode(row, col, node_deployed, init) </text:p>
      <text:p text:style-name="Standard"><text:s text:c="24"/></text:p>
      <text:p text:style-name="Standard"><text:s text:c="24"/>if (row == locs[init][0] and col == locs[init][1] and node_deployed == 0): # good</text:p>
      <text:p text:style-name="Standard"><text:s text:c="28"/>isd[state] += 1</text:p>
      <text:p text:style-name="Standard"><text:s text:c="28"/></text:p>
      <text:p text:style-name="Standard"><text:s text:c="24"/>for a in range(nA):</text:p>
      <text:p text:style-name="Standard"><text:s text:c="28"/># defaults</text:p>
      <text:p text:style-name="Standard"><text:s text:c="28"/>newrow, newcol, newnode_deployed = row, col, node_deployed</text:p>
      <text:p text:style-name="Standard"><text:s text:c="28"/>reward = -1</text:p>
      <text:p text:style-name="Standard"><text:s text:c="28"/>done = False</text:p>
      <text:p text:style-name="Standard"><text:s text:c="28"/>taxiloc = (row, col)</text:p>
      <text:p text:style-name="Standard"/>
      <text:p text:style-name="Standard"><text:s text:c="28"/>if a==0 and self.desc[1+row + 1, 2*col+1] != b"O":</text:p>
      <text:p text:style-name="Standard"><text:s text:c="32"/>newrow = min(row+1, maxR)</text:p>
      <text:p text:style-name="Standard"><text:s text:c="32"/></text:p>
      <text:p text:style-name="Standard"><text:s text:c="28"/>elif a==1 and self.desc[1+row -1, 2*col+1] != b"O":</text:p>
      <text:p text:style-name="Standard"><text:s text:c="32"/>newrow = max(row-1, 0)</text:p>
      <text:p text:style-name="Standard"><text:s text:c="32"/></text:p>
      <text:p text:style-name="Standard"><text:s text:c="28"/>if a==2 and self.desc[1+row,2*col+2]==b":":</text:p>
      <text:p text:style-name="Standard"><text:s text:c="32"/>newcol = min(col+1, maxC)</text:p>
      <text:p text:style-name="Standard"><text:s text:c="32"/></text:p>
      <text:p text:style-name="Standard"><text:s text:c="28"/>elif a==3 and self.desc[1+row,2*col]==b":":</text:p>
      <text:p text:style-name="Standard"><text:s text:c="32"/>newcol = max(col-1, 0)</text:p>
      <text:p text:style-name="Standard"><text:s text:c="32"/></text:p>
      <text:p text:style-name="Standard"><text:soft-page-break/><text:s text:c="28"/>elif a==4: # dropoff</text:p>
      <text:p text:style-name="Standard"><text:s text:c="32"/>if (node_deployed &lt; 1): # anchor 在車上</text:p>
      <text:p text:style-name="Standard"><text:s text:c="36"/>newnode_deployed = 1</text:p>
      <text:p text:style-name="Standard"><text:s text:c="36"/>done = True # 下完anchor 就結束</text:p>
      <text:p text:style-name="Standard"><text:s text:c="32"/>else:</text:p>
      <text:p text:style-name="Standard"><text:s text:c="36"/>reward = -10</text:p>
      <text:p text:style-name="Standard"><text:s text:c="36"/></text:p>
      <text:p text:style-name="Standard"><text:s text:c="28"/></text:p>
      <text:p text:style-name="Standard"><text:s text:c="28"/>newstate = self.encode(newrow, newcol, newnode_deployed, init)</text:p>
      <text:p text:style-name="Standard"><text:s text:c="28"/>P[state][a].append((1.0, newstate, reward, done))</text:p>
      <text:p text:style-name="Standard"><text:s text:c="8"/>isd /= isd.sum()</text:p>
      <text:p text:style-name="Standard"><text:s text:c="8"/>discrete.DiscreteEnv.__init__(self, nS, nA, P, isd)</text:p>
      <text:p text:style-name="Standard"/>
      <text:p text:style-name="Standard"><text:s text:c="4"/>def encode(self, taxirow, taxicol, passloc, init):</text:p>
      <text:p text:style-name="Standard"><text:s text:c="8"/># (14) 9, 2, 4</text:p>
      <text:p text:style-name="Standard"><text:s text:c="8"/>i = taxirow</text:p>
      <text:p text:style-name="Standard"><text:s text:c="8"/>i *= 9 </text:p>
      <text:p text:style-name="Standard"><text:s text:c="8"/>i += taxicol</text:p>
      <text:p text:style-name="Standard"><text:s text:c="8"/>i *= 2</text:p>
      <text:p text:style-name="Standard"><text:s text:c="8"/>i += passloc</text:p>
      <text:p text:style-name="Standard"><text:s text:c="8"/>i *= 4</text:p>
      <text:p text:style-name="Standard"><text:s text:c="8"/>i += init</text:p>
      <text:p text:style-name="Standard"><text:s text:c="8"/>return i</text:p>
      <text:p text:style-name="Standard"/>
      <text:p text:style-name="Standard"><text:s text:c="4"/>def decode(self, i):</text:p>
      <text:p text:style-name="Standard"><text:s text:c="8"/>out = []</text:p>
      <text:p text:style-name="Standard"><text:s text:c="8"/>out.append(i % 4)</text:p>
      <text:p text:style-name="Standard"><text:s text:c="8"/>i = i // 4</text:p>
      <text:p text:style-name="Standard"><text:s text:c="8"/>out.append(i % 2)</text:p>
      <text:p text:style-name="Standard"><text:s text:c="8"/>i = i // 2</text:p>
      <text:p text:style-name="Standard"><text:s text:c="8"/>out.append(i % 9)</text:p>
      <text:p text:style-name="Standard"><text:s text:c="8"/>i = i // 9 </text:p>
      <text:p text:style-name="Standard"><text:s text:c="8"/>out.append(i)</text:p>
      <text:p text:style-name="Standard"><text:s text:c="8"/>assert 0 &lt;= i &lt; 14 </text:p>
      <text:p text:style-name="Standard"><text:s text:c="8"/>return reversed(out)</text:p>
      <text:p text:style-name="Standard"><text:s text:c="4"/></text:p>
      <text:p text:style-name="Standard"><text:s text:c="4"/>def fill_coverage(self, row, col):</text:p>
      <text:p text:style-name="Standard"><text:s text:c="8"/>for i in range(max(row-3, 0),min(row+3, maxR)+1):</text:p>
      <text:p text:style-name="Standard"><text:s text:c="12"/>for j in range(max(col-3,0), min(col+3, maxC)+1):</text:p>
      <text:p text:style-name="Standard"><text:s text:c="16"/>if ((abs(i - row) + abs(j - col)) &lt;= 3): # 會切成菱形 </text:p>
      <text:p text:style-name="Standard"><text:s text:c="20"/>self.coverage[i][j] = True</text:p>
      <text:p text:style-name="Standard"/>
      <text:p text:style-name="Standard"><text:s text:c="4"/>def render(self, mode='human'):</text:p>
      <text:p text:style-name="Standard"><text:s text:c="8"/>outfile = StringIO() if mode == 'ansi' else sys.stdout</text:p>
      <text:p text:style-name="Standard"/>
      <text:p text:style-name="Standard"><text:s text:c="8"/>out = self.desc.copy().tolist()</text:p>
      <text:p text:style-name="Standard"><text:s text:c="8"/>out = [[c.decode('utf-8') for c in line] for line in out]</text:p>
      <text:p text:style-name="Standard"><text:s text:c="8"/>taxirow, taxicol, node_deployed, init = self.decode(self.s)</text:p>
      <text:p text:style-name="Standard"><text:s text:c="8"/>def ul(x): return "_" if x == " " else x</text:p>
      <text:p text:style-name="Standard"><text:s text:c="8"/></text:p>
      <text:p text:style-name="Standard"><text:s text:c="8"/>self.coverage = np.zeros((14,9), dtype='bool')</text:p>
      <text:p text:style-name="Standard"><text:s text:c="8"/></text:p>
      <text:p text:style-name="Standard"><text:soft-page-break/><text:s text:c="8"/>if node_deployed &lt; 1: # anchor in taxi</text:p>
      <text:p text:style-name="Standard"><text:s text:c="12"/>out[1+taxirow][2*taxicol+1] = utils.colorize(out[1+taxirow][2*taxicol+1], 'yellow', highlight=True)</text:p>
      <text:p text:style-name="Standard"><text:s text:c="12"/></text:p>
      <text:p text:style-name="Standard"><text:s text:c="8"/>else: # anchor 不在車上了 deploy了 <text:s text:c="2"/></text:p>
      <text:p text:style-name="Standard"><text:s text:c="12"/></text:p>
      <text:p text:style-name="Standard"><text:s text:c="12"/>if (self.node_deploy == False):</text:p>
      <text:p text:style-name="Standard"><text:s text:c="16"/>self.pi, self.pj = taxirow, taxicol</text:p>
      <text:p text:style-name="Standard"><text:s text:c="16"/>self.node_deploy = True</text:p>
      <text:p text:style-name="Standard"><text:s text:c="12"/># deploy的位置 就是紀錄當下taxi現在的位置 </text:p>
      <text:p text:style-name="Standard"><text:s text:c="12"/></text:p>
      <text:p text:style-name="Standard"><text:s text:c="12"/>out[1+self.pi][2*self.pj+1] = utils.colorize(ul(out[1+self.pi][2*self.pj+1]), 'blue', highlight=True)</text:p>
      <text:p text:style-name="Standard"><text:s text:c="12"/># anchor deploy下去 會變藍色</text:p>
      <text:p text:style-name="Standard"><text:s text:c="12"/></text:p>
      <text:p text:style-name="Standard"><text:s text:c="12"/>out[1+taxirow][2*taxicol+1] = utils.colorize(ul(out[1+taxirow][2*taxicol+1]), 'gray', highlight=True)</text:p>
      <text:p text:style-name="Standard"><text:s text:c="12"/># 沒anchor的時候 會變灰色</text:p>
      <text:p text:style-name="Standard"/>
      <text:p text:style-name="Standard"><text:s text:c="8"/></text:p>
      <text:p text:style-name="Standard"><text:s text:c="8"/># 初始位置填顏色</text:p>
      <text:p text:style-name="Standard"><text:s text:c="8"/>di, dj = self.locs[init]</text:p>
      <text:p text:style-name="Standard"><text:s text:c="8"/>out[1+di][2*dj+1] = utils.colorize(out[1+di][2*dj+1], 'magenta')</text:p>
      <text:p text:style-name="Standard"><text:s text:c="8"/>self.fill_coverage(di, dj) 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if (self.coverage[row][col] == True) and (row!=taxirow or col != taxicol) and (row!=self.pi or col != self.pj):</text:p>
      <text:p text:style-name="Standard"><text:s text:c="20"/>out[1+row][2*col+1] = utils.colorize(ul(out[1+row][2*col+1]), 'green', highlight=True)</text:p>
      <text:p text:style-name="Standard"><text:s text:c="8"/></text:p>
      <text:p text:style-name="Standard"><text:s text:c="8"/></text:p>
      <text:p text:style-name="Standard"><text:s text:c="8"/>outfile.write("\n".join(["".join(row) for row in out])+"\n")</text:p>
      <text:p text:style-name="Standard"><text:s text:c="8"/>if self.lastaction is not None:</text:p>
      <text:p text:style-name="Standard"><text:s text:c="12"/>outfile.write(" <text:s/>({})\n".format(["South", "North", "East", "West", "Dropoff"][self.lastaction]))</text:p>
      <text:p text:style-name="Standard"><text:s text:c="8"/>else: outfile.write("\n")</text:p>
      <text:p text:style-name="Standard"/>
      <text:p text:style-name="Standard"><text:s text:c="8"/># No need to return anything for human</text:p>
      <text:p text:style-name="Standard"><text:s text:c="8"/>if mode != 'human':</text:p>
      <text:p text:style-name="Standard"><text:s text:c="12"/>return outf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nchor和 車子的的range 都好了</text:p>
      <text:p text:style-name="Standard">牆壁沒訊號 但是影響力擴大 還沒寫</text:p>
      <text:p text:style-name="Standard"/>
      <text:p text:style-name="Standard">import sys</text:p>
      <text:p text:style-name="Standard">from six import StringIO</text:p>
      <text:p text:style-name="Standard">from gym import utils</text:p>
      <text:p text:style-name="Standard">from gym.envs.toy_text import discrete</text:p>
      <text:p text:style-name="Standard">import numpy as np</text:p>
      <text:p text:style-name="Standard"/>
      <text:p text:style-name="Standard">MAP = [</text:p>
      <text:p text:style-name="Standard"><text:s text:c="4"/>"+-----------------+",</text:p>
      <text:p text:style-name="Standard"><text:s text:c="4"/>"|O|O| : : : : :G: |",</text:p>
      <text:p text:style-name="Standard"><text:s text:c="4"/>"|O|O| |O| |O| |O| |",</text:p>
      <text:p text:style-name="Standard"><text:s text:c="4"/>"|O| : |O| |O| |O| |",</text:p>
      <text:p text:style-name="Standard"><text:s text:c="4"/>"| : |O|O| : : : : |",</text:p>
      <text:p text:style-name="Standard"><text:s text:c="4"/>"| |O|O|O|O|O| |O| |",</text:p>
      <text:p text:style-name="Standard"><text:s text:c="4"/>"| : :R: : : : :O: |",</text:p>
      <text:p text:style-name="Standard"><text:s text:c="4"/>"| |O|O|O| |O|O|O| |",</text:p>
      <text:p text:style-name="Standard"><text:s text:c="4"/>"| |O| : : |O| : : |",</text:p>
      <text:p text:style-name="Standard"><text:s text:c="4"/>"| |O| |O|O|O|B|O| |",</text:p>
      <text:p text:style-name="Standard"><text:s text:c="4"/>"| : : : : : : |O| |",</text:p>
      <text:p text:style-name="Standard"><text:s text:c="4"/>"| |O| |O| |O| |O| |",</text:p>
      <text:p text:style-name="Standard"><text:s text:c="4"/>"| : : : : : : |O| |",</text:p>
      <text:p text:style-name="Standard"><text:s text:c="4"/>"| |O| |O| |O|O|O| |",</text:p>
      <text:p text:style-name="Standard"><text:s text:c="4"/>"| : : :Y: : : : : |",</text:p>
      <text:p text:style-name="Standard"><text:s text:c="4"/>"+-----------------+",</text:p>
      <text:p text:style-name="Standard">]</text:p>
      <text:p text:style-name="Standard"/>
      <text:p text:style-name="Standard">ACTIONS = ["South", "North", "East", "West", "Pickup", "Dropoff"]</text:p>
      <text:p text:style-name="Standard">nS = 14*9*2*4 # row clo deployed? initail location </text:p>
      <text:p text:style-name="Standard">nR = 14 </text:p>
      <text:p text:style-name="Standard">nC = 9</text:p>
      <text:p text:style-name="Standard">maxR = nR-1</text:p>
      <text:p text:style-name="Standard">maxC = nC-1</text:p>
      <text:p text:style-name="Standard"/>
      <text:p text:style-name="Standard">class DuckieNavEnvV3(discrete.DiscreteEnv):</text:p>
      <text:p text:style-name="Standard"><text:s text:c="4"/>"""</text:p>
      <text:p text:style-name="Standard"><text:s text:c="4"/>The Taxi Problem</text:p>
      <text:p text:style-name="Standard"><text:s text:c="4"/>from "Hierarchical Reinforcement Learning with the MAXQ Value Function Decomposition"</text:p>
      <text:p text:style-name="Standard"><text:s text:c="4"/>by Tom Dietterich</text:p>
      <text:p text:style-name="Standard"/>
      <text:p text:style-name="Standard"><text:s text:c="4"/>rendering:</text:p>
      <text:p text:style-name="Standard"><text:s text:c="4"/>- blue: passenger</text:p>
      <text:p text:style-name="Standard"><text:s text:c="4"/>- magenta: destination</text:p>
      <text:p text:style-name="Standard"><text:s text:c="4"/>- yellow: empty taxi</text:p>
      <text:p text:style-name="Standard"><text:s text:c="4"/>- green: full taxi</text:p>
      <text:p text:style-name="Standard"><text:s text:c="4"/>- other letters: locations</text:p>
      <text:p text:style-name="Standard"/>
      <text:p text:style-name="Standard"><text:s text:c="4"/>"""</text:p>
      <text:p text:style-name="Standard"><text:s text:c="4"/>metadata = {'render.modes': ['human', 'ansi']}</text:p>
      <text:p text:style-name="Standard"/>
      <text:p text:style-name="Standard"><text:s text:c="4"/>def __init__(self):</text:p>
      <text:p text:style-name="Standard"><text:soft-page-break/><text:s text:c="8"/>self.desc = np.asarray(MAP,dtype='c')</text:p>
      <text:p text:style-name="Standard"/>
      <text:p text:style-name="Standard"><text:s text:c="8"/>self.locs = locs = [(5,2), (0,7), (13,3), (8,6)]</text:p>
      <text:p text:style-name="Standard"><text:s text:c="8"/>isd = np.zeros(nS)</text:p>
      <text:p text:style-name="Standard"><text:s text:c="8"/>nA = 5</text:p>
      <text:p text:style-name="Standard"><text:s text:c="8"/></text:p>
      <text:p text:style-name="Standard"><text:s text:c="8"/>self.node_deploy = False</text:p>
      <text:p text:style-name="Standard"><text:s text:c="8"/>self.pi, self.pj = -1, -1</text:p>
      <text:p text:style-name="Standard"><text:s text:c="8"/></text:p>
      <text:p text:style-name="Standard"><text:s text:c="8"/>P = {s : {a : [] for a in range(nA)} for s in range(nS)}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for node_deployed in range(2): # anchor (on taxi or deployed)</text:p>
      <text:p text:style-name="Standard"><text:s text:c="20"/>for init in range(4): # initail location good</text:p>
      <text:p text:style-name="Standard"><text:s text:c="24"/>state = self.encode(row, col, node_deployed, init) </text:p>
      <text:p text:style-name="Standard"><text:s text:c="24"/></text:p>
      <text:p text:style-name="Standard"><text:s text:c="24"/>if (row == locs[init][0] and col == locs[init][1] and node_deployed == 0): # good</text:p>
      <text:p text:style-name="Standard"><text:s text:c="28"/>isd[state] += 1</text:p>
      <text:p text:style-name="Standard"><text:s text:c="28"/></text:p>
      <text:p text:style-name="Standard"><text:s text:c="24"/>for a in range(nA):</text:p>
      <text:p text:style-name="Standard"><text:s text:c="28"/># defaults</text:p>
      <text:p text:style-name="Standard"><text:s text:c="28"/>newrow, newcol, newnode_deployed = row, col, node_deployed</text:p>
      <text:p text:style-name="Standard"><text:s text:c="28"/>reward = -1</text:p>
      <text:p text:style-name="Standard"><text:s text:c="28"/>done = False</text:p>
      <text:p text:style-name="Standard"><text:s text:c="28"/>taxiloc = (row, col)</text:p>
      <text:p text:style-name="Standard"/>
      <text:p text:style-name="Standard"><text:s text:c="28"/>if a==0 and self.desc[1+row + 1, 2*col+1] != b"O":</text:p>
      <text:p text:style-name="Standard"><text:s text:c="32"/>newrow = min(row+1, maxR)</text:p>
      <text:p text:style-name="Standard"><text:s text:c="32"/></text:p>
      <text:p text:style-name="Standard"><text:s text:c="28"/>elif a==1 and self.desc[1+row -1, 2*col+1] != b"O":</text:p>
      <text:p text:style-name="Standard"><text:s text:c="32"/>newrow = max(row-1, 0)</text:p>
      <text:p text:style-name="Standard"><text:s text:c="32"/></text:p>
      <text:p text:style-name="Standard"><text:s text:c="28"/>if a==2 and self.desc[1+row,2*col+2]==b":":</text:p>
      <text:p text:style-name="Standard"><text:s text:c="32"/>newcol = min(col+1, maxC)</text:p>
      <text:p text:style-name="Standard"><text:s text:c="32"/></text:p>
      <text:p text:style-name="Standard"><text:s text:c="28"/>elif a==3 and self.desc[1+row,2*col]==b":":</text:p>
      <text:p text:style-name="Standard"><text:s text:c="32"/>newcol = max(col-1, 0)</text:p>
      <text:p text:style-name="Standard"><text:s text:c="32"/></text:p>
      <text:p text:style-name="Standard"><text:s text:c="28"/>elif a==4: # dropoff</text:p>
      <text:p text:style-name="Standard"><text:s text:c="32"/>if (node_deployed &lt; 1): # anchor 在車上</text:p>
      <text:p text:style-name="Standard"><text:s text:c="36"/>newnode_deployed = 1</text:p>
      <text:p text:style-name="Standard"><text:s text:c="36"/>done = True # 下完anchor 就結束</text:p>
      <text:p text:style-name="Standard"><text:s text:c="32"/>else:</text:p>
      <text:p text:style-name="Standard"><text:s text:c="36"/>reward = -10</text:p>
      <text:p text:style-name="Standard"><text:s text:c="36"/></text:p>
      <text:p text:style-name="Standard"><text:s text:c="28"/></text:p>
      <text:p text:style-name="Standard"><text:s text:c="28"/>newstate = self.encode(newrow, newcol, newnode_deployed, init)</text:p>
      <text:p text:style-name="Standard"><text:s text:c="28"/>P[state][a].append((1.0, newstate, reward, done))</text:p>
      <text:p text:style-name="Standard"><text:s text:c="8"/>isd /= isd.sum()</text:p>
      <text:p text:style-name="Standard"><text:s text:c="8"/>discrete.DiscreteEnv.__init__(self, nS, nA, P, isd)</text:p>
      <text:p text:style-name="Standard"/>
      <text:p text:style-name="Standard"><text:soft-page-break/><text:s text:c="4"/>def encode(self, taxirow, taxicol, passloc, init):</text:p>
      <text:p text:style-name="Standard"><text:s text:c="8"/># (14) 9, 2, 4</text:p>
      <text:p text:style-name="Standard"><text:s text:c="8"/>i = taxirow</text:p>
      <text:p text:style-name="Standard"><text:s text:c="8"/>i *= 9 </text:p>
      <text:p text:style-name="Standard"><text:s text:c="8"/>i += taxicol</text:p>
      <text:p text:style-name="Standard"><text:s text:c="8"/>i *= 2</text:p>
      <text:p text:style-name="Standard"><text:s text:c="8"/>i += passloc</text:p>
      <text:p text:style-name="Standard"><text:s text:c="8"/>i *= 4</text:p>
      <text:p text:style-name="Standard"><text:s text:c="8"/>i += init</text:p>
      <text:p text:style-name="Standard"><text:s text:c="8"/>return i</text:p>
      <text:p text:style-name="Standard"/>
      <text:p text:style-name="Standard"><text:s text:c="4"/>def decode(self, i):</text:p>
      <text:p text:style-name="Standard"><text:s text:c="8"/>out = []</text:p>
      <text:p text:style-name="Standard"><text:s text:c="8"/>out.append(i % 4)</text:p>
      <text:p text:style-name="Standard"><text:s text:c="8"/>i = i // 4</text:p>
      <text:p text:style-name="Standard"><text:s text:c="8"/>out.append(i % 2)</text:p>
      <text:p text:style-name="Standard"><text:s text:c="8"/>i = i // 2</text:p>
      <text:p text:style-name="Standard"><text:s text:c="8"/>out.append(i % 9)</text:p>
      <text:p text:style-name="Standard"><text:s text:c="8"/>i = i // 9 </text:p>
      <text:p text:style-name="Standard"><text:s text:c="8"/>out.append(i)</text:p>
      <text:p text:style-name="Standard"><text:s text:c="8"/>assert 0 &lt;= i &lt; 14 </text:p>
      <text:p text:style-name="Standard"><text:s text:c="8"/>return reversed(out)</text:p>
      <text:p text:style-name="Standard"><text:s text:c="4"/></text:p>
      <text:p text:style-name="Standard"><text:s text:c="4"/>def fill_coverage(self, row, col):</text:p>
      <text:p text:style-name="Standard"><text:s text:c="8"/>for i in range(max(row-3, 0),min(row+3, maxR)+1):</text:p>
      <text:p text:style-name="Standard"><text:s text:c="12"/>for j in range(max(col-3,0), min(col+3, maxC)+1):</text:p>
      <text:p text:style-name="Standard"><text:s text:c="16"/>if ((abs(i - row) + abs(j - col)) &lt;= 3): # 會切成菱形</text:p>
      <text:p text:style-name="Standard"><text:s text:c="20"/>if (self.desc[1+i, 2*j+1] != b"O"):# 牆壁沒有訊號</text:p>
      <text:p text:style-name="Standard"><text:s text:c="24"/>self.coverage[i][j] = True</text:p>
      <text:p text:style-name="Standard"># <text:s text:c="24"/># wall effects</text:p>
      <text:p text:style-name="Standard"># <text:s text:c="24"/>for i in range(max(row-2, 0),min(row+2, maxR)+1):</text:p>
      <text:p text:style-name="Standard"># <text:s text:c="28"/>for j in range(max(col-2,0), min(col+2, maxC)+1):</text:p>
      <text:p text:style-name="Standard"><text:s text:c="32"/></text:p>
      <text:p text:style-name="Standard"># <text:s text:c="32"/>self.coverage[i][j] = False</text:p>
      <text:p text:style-name="Standard"/>
      <text:p text:style-name="Standard"><text:s text:c="4"/>def render(self, mode='human'):</text:p>
      <text:p text:style-name="Standard"><text:s text:c="8"/>outfile = StringIO() if mode == 'ansi' else sys.stdout</text:p>
      <text:p text:style-name="Standard"/>
      <text:p text:style-name="Standard"><text:s text:c="8"/>out = self.desc.copy().tolist()</text:p>
      <text:p text:style-name="Standard"><text:s text:c="8"/>out = [[c.decode('utf-8') for c in line] for line in out]</text:p>
      <text:p text:style-name="Standard"><text:s text:c="8"/>taxirow, taxicol, node_deployed, init = self.decode(self.s)</text:p>
      <text:p text:style-name="Standard"><text:s text:c="8"/>def ul(x): return "_" if x == " " else x</text:p>
      <text:p text:style-name="Standard"><text:s text:c="8"/></text:p>
      <text:p text:style-name="Standard"><text:s text:c="8"/>self.coverage = np.zeros((14,9), dtype='bool')</text:p>
      <text:p text:style-name="Standard"><text:s text:c="8"/></text:p>
      <text:p text:style-name="Standard"><text:s text:c="8"/># 車上也有裝mesh</text:p>
      <text:p text:style-name="Standard"><text:s text:c="8"/>self.fill_coverage(taxirow, taxicol)</text:p>
      <text:p text:style-name="Standard"><text:s text:c="8"/></text:p>
      <text:p text:style-name="Standard"><text:s text:c="8"/>if node_deployed &lt; 1: # anchor in taxi</text:p>
      <text:p text:style-name="Standard"><text:s text:c="12"/>out[1+taxirow][2*taxicol+1] = utils.colorize(out[1+taxirow][2*taxicol+1], 'yellow', highlight=True)</text:p>
      <text:p text:style-name="Standard"><text:s text:c="12"/></text:p>
      <text:p text:style-name="Standard"><text:soft-page-break/><text:s text:c="8"/>else: # anchor 不在車上了 deploy了 <text:s text:c="2"/></text:p>
      <text:p text:style-name="Standard"><text:s text:c="12"/></text:p>
      <text:p text:style-name="Standard"><text:s text:c="12"/>if (self.node_deploy == False):</text:p>
      <text:p text:style-name="Standard"><text:s text:c="16"/>self.pi, self.pj = taxirow, taxicol</text:p>
      <text:p text:style-name="Standard"><text:s text:c="16"/>self.node_deploy = True</text:p>
      <text:p text:style-name="Standard"><text:s text:c="12"/># deploy的位置 就是紀錄當下taxi現在的位置 </text:p>
      <text:p text:style-name="Standard"><text:s text:c="12"/></text:p>
      <text:p text:style-name="Standard"><text:s text:c="12"/>out[1+self.pi][2*self.pj+1] = utils.colorize(ul(out[1+self.pi][2*self.pj+1]), 'blue', highlight=True)</text:p>
      <text:p text:style-name="Standard"><text:s text:c="12"/>self.fill_coverage(self.pi, self.pj) </text:p>
      <text:p text:style-name="Standard"><text:s text:c="12"/># anchor deploy下去 會變藍色</text:p>
      <text:p text:style-name="Standard"><text:s text:c="12"/></text:p>
      <text:p text:style-name="Standard"><text:s text:c="12"/>out[1+taxirow][2*taxicol+1] = utils.colorize(ul(out[1+taxirow][2*taxicol+1]), 'gray', highlight=True)</text:p>
      <text:p text:style-name="Standard"><text:s text:c="12"/># 沒anchor的時候 會變灰色</text:p>
      <text:p text:style-name="Standard"/>
      <text:p text:style-name="Standard"><text:s text:c="8"/></text:p>
      <text:p text:style-name="Standard"><text:s text:c="8"/># 初始位置填顏色</text:p>
      <text:p text:style-name="Standard"><text:s text:c="8"/>di, dj = self.locs[init]</text:p>
      <text:p text:style-name="Standard"><text:s text:c="8"/>out[1+di][2*dj+1] = utils.colorize(out[1+di][2*dj+1], 'magenta')</text:p>
      <text:p text:style-name="Standard"><text:s text:c="8"/>self.fill_coverage(di, dj) 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if (self.coverage[row][col] == True) and (row!=taxirow or col != taxicol) and (row!=self.pi or col != self.pj):</text:p>
      <text:p text:style-name="Standard"><text:s text:c="20"/>out[1+row][2*col+1] = utils.colorize(ul(out[1+row][2*col+1]), 'green', highlight=True)</text:p>
      <text:p text:style-name="Standard"><text:s text:c="8"/></text:p>
      <text:p text:style-name="Standard"><text:s text:c="8"/></text:p>
      <text:p text:style-name="Standard"><text:s text:c="8"/>outfile.write("\n".join(["".join(row) for row in out])+"\n")</text:p>
      <text:p text:style-name="Standard"><text:s text:c="8"/>if self.lastaction is not None:</text:p>
      <text:p text:style-name="Standard"><text:s text:c="12"/>outfile.write(" <text:s/>({})\n".format(["South", "North", "East", "West", "Dropoff"][self.lastaction]))</text:p>
      <text:p text:style-name="Standard"><text:s text:c="8"/>else: outfile.write("\n")</text:p>
      <text:p text:style-name="Standard"/>
      <text:p text:style-name="Standard"><text:s text:c="8"/># No need to return anything for human</text:p>
      <text:p text:style-name="Standard"><text:s text:c="8"/>if mode != 'human':</text:p>
      <text:p text:style-name="Standard"><text:s text:c="12"/>return outf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把 fill coverage 移到 __init__</text:p>
      <text:p text:style-name="Standard">發現一定要node 的位置</text:p>
      <text:p text:style-name="Standard">先把車子範圍的關起來</text:p>
      <text:p text:style-name="Standard"/>
      <text:p text:style-name="Standard">import sys</text:p>
      <text:p text:style-name="Standard">from six import StringIO</text:p>
      <text:p text:style-name="Standard">from gym import utils</text:p>
      <text:p text:style-name="Standard">from gym.envs.toy_text import discrete</text:p>
      <text:p text:style-name="Standard">import numpy as np</text:p>
      <text:p text:style-name="Standard"/>
      <text:p text:style-name="Standard">MAP = [</text:p>
      <text:p text:style-name="Standard"><text:s text:c="4"/>"+-----------------+",</text:p>
      <text:p text:style-name="Standard"><text:s text:c="4"/>"|O|O| : : : : :G: |",</text:p>
      <text:p text:style-name="Standard"><text:s text:c="4"/>"|O|O| |O| |O| |O| |",</text:p>
      <text:p text:style-name="Standard"><text:s text:c="4"/>"|O| : |O| |O| |O| |",</text:p>
      <text:p text:style-name="Standard"><text:s text:c="4"/>"| : |O|O| : : : : |",</text:p>
      <text:p text:style-name="Standard"><text:s text:c="4"/>"| |O|O|O|O|O| |O| |",</text:p>
      <text:p text:style-name="Standard"><text:s text:c="4"/>"| : :R: : : : :O: |",</text:p>
      <text:p text:style-name="Standard"><text:s text:c="4"/>"| |O|O|O| |O|O|O| |",</text:p>
      <text:p text:style-name="Standard"><text:s text:c="4"/>"| |O| : : |O| : : |",</text:p>
      <text:p text:style-name="Standard"><text:s text:c="4"/>"| |O| |O|O|O|B|O| |",</text:p>
      <text:p text:style-name="Standard"><text:s text:c="4"/>"| : : : : : : |O| |",</text:p>
      <text:p text:style-name="Standard"><text:s text:c="4"/>"| |O| |O| |O| |O| |",</text:p>
      <text:p text:style-name="Standard"><text:s text:c="4"/>"| : : : : : : |O| |",</text:p>
      <text:p text:style-name="Standard"><text:s text:c="4"/>"| |O| |O| |O|O|O| |",</text:p>
      <text:p text:style-name="Standard"><text:s text:c="4"/>"| : : :Y: : : : : |",</text:p>
      <text:p text:style-name="Standard"><text:s text:c="4"/>"+-----------------+",</text:p>
      <text:p text:style-name="Standard">]</text:p>
      <text:p text:style-name="Standard"/>
      <text:p text:style-name="Standard">ACTIONS = ["South", "North", "East", "West", "Dropoff"]</text:p>
      <text:p text:style-name="Standard">nS = 14*9*2*4 # row clo deployed? initail location </text:p>
      <text:p text:style-name="Standard">nR = 14 </text:p>
      <text:p text:style-name="Standard">nC = 9</text:p>
      <text:p text:style-name="Standard">maxR = nR-1</text:p>
      <text:p text:style-name="Standard">maxC = nC-1</text:p>
      <text:p text:style-name="Standard"/>
      <text:p text:style-name="Standard">class DuckieNavEnvV3(discrete.DiscreteEnv):</text:p>
      <text:p text:style-name="Standard"><text:s text:c="4"/>"""</text:p>
      <text:p text:style-name="Standard"><text:s text:c="4"/>The Taxi Problem</text:p>
      <text:p text:style-name="Standard"><text:s text:c="4"/>from "Hierarchical Reinforcement Learning with the MAXQ Value Function Decomposition"</text:p>
      <text:p text:style-name="Standard"><text:s text:c="4"/>by Tom Dietterich</text:p>
      <text:p text:style-name="Standard"/>
      <text:p text:style-name="Standard"><text:s text:c="4"/>rendering:</text:p>
      <text:p text:style-name="Standard"><text:s text:c="4"/>- blue: passenger</text:p>
      <text:p text:style-name="Standard"><text:s text:c="4"/>- magenta: destination</text:p>
      <text:p text:style-name="Standard"><text:s text:c="4"/>- yellow: empty taxi</text:p>
      <text:p text:style-name="Standard"><text:s text:c="4"/>- green: full taxi</text:p>
      <text:p text:style-name="Standard"><text:s text:c="4"/>- other letters: locations</text:p>
      <text:p text:style-name="Standard"/>
      <text:p text:style-name="Standard"><text:s text:c="4"/>"""</text:p>
      <text:p text:style-name="Standard"><text:s text:c="4"/>metadata = {'render.modes': ['human', 'ansi']}</text:p>
      <text:p text:style-name="Standard"/>
      <text:p text:style-name="Standard"><text:soft-page-break/><text:s text:c="4"/>def __init__(self):</text:p>
      <text:p text:style-name="Standard"><text:s text:c="8"/>self.desc = np.asarray(MAP,dtype='c')</text:p>
      <text:p text:style-name="Standard"/>
      <text:p text:style-name="Standard"><text:s text:c="8"/>self.locs = locs = [(5,2), (0,7), (13,3), (8,6)]</text:p>
      <text:p text:style-name="Standard"><text:s text:c="8"/>isd = np.zeros(nS)</text:p>
      <text:p text:style-name="Standard"><text:s text:c="8"/>nA = 5</text:p>
      <text:p text:style-name="Standard"><text:s text:c="8"/></text:p>
      <text:p text:style-name="Standard"><text:s text:c="8"/>self.node_deploy = False</text:p>
      <text:p text:style-name="Standard"><text:s text:c="8"/>self.pi, self.pj = -1, -1</text:p>
      <text:p text:style-name="Standard"><text:s text:c="8"/></text:p>
      <text:p text:style-name="Standard"><text:s text:c="8"/></text:p>
      <text:p text:style-name="Standard"><text:s text:c="8"/>P = {s : {a : [] for a in range(nA)} for s in range(nS)}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 text:c="16"/>for node_deployed in range(2): # anchor (on taxi or deployed)</text:p>
      <text:p text:style-name="Standard"><text:s text:c="20"/>for init in range(4): # initail location good</text:p>
      <text:p text:style-name="Standard"><text:s text:c="24"/>state = self.encode(row, col, node_deployed, init) </text:p>
      <text:p text:style-name="Standard"><text:s text:c="24"/></text:p>
      <text:p text:style-name="Standard"><text:s text:c="24"/>self.coverage = np.zeros((14,9), dtype='bool')</text:p>
      <text:p text:style-name="Standard"><text:s text:c="24"/>self.fill_coverage(locs[init][0], locs[init][1]) </text:p>
      <text:p text:style-name="Standard"><text:s text:c="24"/></text:p>
      <text:p text:style-name="Standard"><text:s text:c="24"/>if (row == locs[init][0] and col == locs[init][1] and node_deployed == 0): # good</text:p>
      <text:p text:style-name="Standard"><text:s text:c="28"/>isd[state] += 1</text:p>
      <text:p text:style-name="Standard"><text:s text:c="28"/></text:p>
      <text:p text:style-name="Standard"><text:s text:c="24"/>for a in range(nA):</text:p>
      <text:p text:style-name="Standard"><text:s text:c="28"/># defaults</text:p>
      <text:p text:style-name="Standard"><text:s text:c="28"/>newrow, newcol, newnode_deployed = row, col, node_deployed</text:p>
      <text:p text:style-name="Standard"><text:s text:c="28"/>reward = -0.1</text:p>
      <text:p text:style-name="Standard"><text:s text:c="28"/>done = False</text:p>
      <text:p text:style-name="Standard"><text:s text:c="28"/>taxiloc = (row, col)</text:p>
      <text:p text:style-name="Standard"/>
      <text:p text:style-name="Standard"><text:s text:c="28"/># south</text:p>
      <text:p text:style-name="Standard"><text:s text:c="28"/>if a==0 and self.desc[1+row + 1, 2*col+1] != b"O":</text:p>
      <text:p text:style-name="Standard"><text:s text:c="32"/>newrow = min(row+1, maxR)</text:p>
      <text:p text:style-name="Standard"><text:s text:c="28"/></text:p>
      <text:p text:style-name="Standard"><text:s text:c="28"/># north</text:p>
      <text:p text:style-name="Standard"><text:s text:c="28"/>elif a==1 and self.desc[1+row -1, 2*col+1] != b"O":</text:p>
      <text:p text:style-name="Standard"><text:s text:c="32"/>newrow = max(row-1, 0)</text:p>
      <text:p text:style-name="Standard"><text:s text:c="32"/></text:p>
      <text:p text:style-name="Standard"><text:s text:c="28"/># east</text:p>
      <text:p text:style-name="Standard"><text:s text:c="28"/>if a==2 and self.desc[1+row,2*col+2]==b":":</text:p>
      <text:p text:style-name="Standard"><text:s text:c="32"/>newcol = min(col+1, maxC)</text:p>
      <text:p text:style-name="Standard"><text:s text:c="32"/></text:p>
      <text:p text:style-name="Standard"><text:s text:c="28"/># west</text:p>
      <text:p text:style-name="Standard"><text:s text:c="28"/>elif a==3 and self.desc[1+row,2*col]==b":":</text:p>
      <text:p text:style-name="Standard"><text:s text:c="32"/>newcol = max(col-1, 0)</text:p>
      <text:p text:style-name="Standard"><text:s text:c="28"/></text:p>
      <text:p text:style-name="Standard"><text:s text:c="28"/># dropoff</text:p>
      <text:p text:style-name="Standard"><text:s text:c="28"/>elif a==4: </text:p>
      <text:p text:style-name="Standard"><text:s text:c="32"/>if (node_deployed &lt; 1): # anchor 在車上</text:p>
      <text:p text:style-name="Standard"><text:s text:c="36"/>newnode_deployed = 1</text:p>
      <text:p text:style-name="Standard"><text:soft-page-break/><text:s text:c="36"/>done = True # 下完anchor 就結束</text:p>
      <text:p text:style-name="Standard"><text:s text:c="36"/></text:p>
      <text:p text:style-name="Standard"><text:s text:c="36"/>if (self.coverage[row][col] == False): # 超出邊界範圍 扣10分 <text:s text:c="18"/></text:p>
      <text:p text:style-name="Standard"><text:s text:c="40"/>reward = -10 # good <text:s text:c="24"/></text:p>
      <text:p text:style-name="Standard"><text:s text:c="40"/></text:p>
      <text:p text:style-name="Standard"><text:s text:c="36"/>else:</text:p>
      <text:p text:style-name="Standard"><text:s text:c="40"/>reward = 10 <text:s/># good</text:p>
      <text:p text:style-name="Standard"/>
      <text:p text:style-name="Standard"><text:s text:c="32"/>else:</text:p>
      <text:p text:style-name="Standard"><text:s text:c="36"/>reward = -2</text:p>
      <text:p text:style-name="Standard"><text:s text:c="36"/></text:p>
      <text:p text:style-name="Standard"><text:s text:c="28"/></text:p>
      <text:p text:style-name="Standard"><text:s text:c="28"/>newstate = self.encode(newrow, newcol, newnode_deployed, init)</text:p>
      <text:p text:style-name="Standard"><text:s text:c="28"/>P[state][a].append((1.0, newstate, reward, done))</text:p>
      <text:p text:style-name="Standard"><text:s text:c="8"/>isd /= isd.sum()</text:p>
      <text:p text:style-name="Standard"><text:s text:c="8"/>discrete.DiscreteEnv.__init__(self, nS, nA, P, isd)</text:p>
      <text:p text:style-name="Standard"/>
      <text:p text:style-name="Standard"><text:s text:c="4"/>def encode(self, taxirow, taxicol, passloc, init):</text:p>
      <text:p text:style-name="Standard"><text:s text:c="8"/># (14) 9, 2, 4</text:p>
      <text:p text:style-name="Standard"><text:s text:c="8"/>i = taxirow</text:p>
      <text:p text:style-name="Standard"><text:s text:c="8"/>i *= 9 </text:p>
      <text:p text:style-name="Standard"><text:s text:c="8"/>i += taxicol</text:p>
      <text:p text:style-name="Standard"><text:s text:c="8"/>i *= 2</text:p>
      <text:p text:style-name="Standard"><text:s text:c="8"/>i += passloc</text:p>
      <text:p text:style-name="Standard"><text:s text:c="8"/>i *= 4</text:p>
      <text:p text:style-name="Standard"><text:s text:c="8"/>i += init</text:p>
      <text:p text:style-name="Standard"><text:s text:c="8"/>return i</text:p>
      <text:p text:style-name="Standard"/>
      <text:p text:style-name="Standard"><text:s text:c="4"/>def decode(self, i):</text:p>
      <text:p text:style-name="Standard"><text:s text:c="8"/>out = []</text:p>
      <text:p text:style-name="Standard"><text:s text:c="8"/>out.append(i % 4)</text:p>
      <text:p text:style-name="Standard"><text:s text:c="8"/>i = i // 4</text:p>
      <text:p text:style-name="Standard"><text:s text:c="8"/>out.append(i % 2)</text:p>
      <text:p text:style-name="Standard"><text:s text:c="8"/>i = i // 2</text:p>
      <text:p text:style-name="Standard"><text:s text:c="8"/>out.append(i % 9)</text:p>
      <text:p text:style-name="Standard"><text:s text:c="8"/>i = i // 9 </text:p>
      <text:p text:style-name="Standard"><text:s text:c="8"/>out.append(i)</text:p>
      <text:p text:style-name="Standard"><text:s text:c="8"/>assert 0 &lt;= i &lt; 14 </text:p>
      <text:p text:style-name="Standard"><text:s text:c="8"/>return reversed(out)</text:p>
      <text:p text:style-name="Standard"><text:s text:c="4"/></text:p>
      <text:p text:style-name="Standard"><text:s text:c="4"/>def fill_coverage(self, row, col):</text:p>
      <text:p text:style-name="Standard"><text:s text:c="8"/>for i in range(max(row-3, 0),min(row+3, maxR)+1):</text:p>
      <text:p text:style-name="Standard"><text:s text:c="12"/>for j in range(max(col-3,0), min(col+3, maxC)+1):</text:p>
      <text:p text:style-name="Standard"><text:s text:c="16"/>if ((abs(i - row) + abs(j - col)) &lt;= 3): # 會切成菱形</text:p>
      <text:p text:style-name="Standard"><text:s text:c="20"/>if (self.desc[1+i, 2*j+1] != b"O"):# 牆壁沒有訊號</text:p>
      <text:p text:style-name="Standard"><text:s text:c="24"/>self.coverage[i][j] = True</text:p>
      <text:p text:style-name="Standard"># <text:s text:c="24"/># wall effects</text:p>
      <text:p text:style-name="Standard"># <text:s text:c="24"/>for i in range(max(row-2, 0),min(row+2, maxR)+1):</text:p>
      <text:p text:style-name="Standard"># <text:s text:c="28"/>for j in range(max(col-2,0), min(col+2, maxC)+1):</text:p>
      <text:p text:style-name="Standard"><text:s text:c="32"/></text:p>
      <text:p text:style-name="Standard"># <text:s text:c="32"/>self.coverage[i][j] = False</text:p>
      <text:p text:style-name="Standard"/>
      <text:p text:style-name="Standard"><text:soft-page-break/><text:s text:c="4"/>def taxi_coverage(self, row, col):</text:p>
      <text:p text:style-name="Standard"><text:s text:c="8"/>coverage = np.zeros((14,9), dtype='bool')</text:p>
      <text:p text:style-name="Standard"><text:s text:c="8"/>for i in range(max(row-3, 0),min(row+3, maxR)+1):</text:p>
      <text:p text:style-name="Standard"><text:s text:c="12"/>for j in range(max(col-3,0), min(col+3, maxC)+1):</text:p>
      <text:p text:style-name="Standard"><text:s text:c="16"/>if ((abs(i - row) + abs(j - col)) &lt;= 3): # 會切成菱形</text:p>
      <text:p text:style-name="Standard"><text:s text:c="20"/>if (self.desc[1+i, 2*j+1] != b"O"):# 牆壁沒有訊號</text:p>
      <text:p text:style-name="Standard"><text:s text:c="24"/>coverage[i][j] = True</text:p>
      <text:p text:style-name="Standard"><text:s text:c="8"/>return coverage</text:p>
      <text:p text:style-name="Standard"/>
      <text:p text:style-name="Standard"><text:s text:c="4"/>def render(self, mode='human'):</text:p>
      <text:p text:style-name="Standard"><text:s text:c="8"/>outfile = StringIO() if mode == 'ansi' else sys.stdout</text:p>
      <text:p text:style-name="Standard"/>
      <text:p text:style-name="Standard"><text:s text:c="8"/>out = self.desc.copy().tolist()</text:p>
      <text:p text:style-name="Standard"><text:s text:c="8"/>out = [[c.decode('utf-8') for c in line] for line in out]</text:p>
      <text:p text:style-name="Standard"><text:s text:c="8"/>taxirow, taxicol, node_deployed, init = self.decode(self.s)</text:p>
      <text:p text:style-name="Standard"><text:s text:c="8"/>def ul(x): return "_" if x == " " else x</text:p>
      <text:p text:style-name="Standard"><text:s text:c="8"/></text:p>
      <text:p text:style-name="Standard"><text:s text:c="8"/>self.coverage = np.zeros((14,9), dtype='bool')</text:p>
      <text:p text:style-name="Standard"><text:s text:c="8"/></text:p>
      <text:p text:style-name="Standard"><text:s text:c="8"/></text:p>
      <text:p text:style-name="Standard"># <text:s text:c="8"/># 車上也有裝mesh</text:p>
      <text:p text:style-name="Standard"># <text:s text:c="8"/>self.fill_coverage(taxirow, taxicol)</text:p>
      <text:p text:style-name="Standard"><text:s text:c="8"/></text:p>
      <text:p text:style-name="Standard"><text:s text:c="8"/>if node_deployed &lt; 1: # anchor in taxi</text:p>
      <text:p text:style-name="Standard"><text:s text:c="12"/>out[1+taxirow][2*taxicol+1] = utils.colorize(out[1+taxirow][2*taxicol+1], 'yellow', highlight=True)</text:p>
      <text:p text:style-name="Standard"><text:s text:c="12"/></text:p>
      <text:p text:style-name="Standard"><text:s text:c="8"/>else: # anchor 不在車上了 deploy了 <text:s text:c="2"/></text:p>
      <text:p text:style-name="Standard"><text:s text:c="12"/></text:p>
      <text:p text:style-name="Standard"><text:s text:c="12"/>if (self.node_deploy == False):</text:p>
      <text:p text:style-name="Standard"><text:s text:c="16"/>self.pi, self.pj = taxirow, taxicol</text:p>
      <text:p text:style-name="Standard"><text:s text:c="16"/>self.node_deploy = True</text:p>
      <text:p text:style-name="Standard"><text:s text:c="12"/># deploy的位置 就是紀錄當下taxi現在的位置 </text:p>
      <text:p text:style-name="Standard"><text:s text:c="12"/></text:p>
      <text:p text:style-name="Standard"><text:s text:c="12"/>out[1+self.pi][2*self.pj+1] = utils.colorize(ul(out[1+self.pi][2*self.pj+1]), 'blue', highlight=True)</text:p>
      <text:p text:style-name="Standard"><text:s text:c="12"/>self.fill_coverage(self.pi, self.pj) </text:p>
      <text:p text:style-name="Standard"><text:s text:c="12"/># anchor deploy下去 會變藍色</text:p>
      <text:p text:style-name="Standard"><text:s text:c="12"/></text:p>
      <text:p text:style-name="Standard"><text:s text:c="12"/>out[1+taxirow][2*taxicol+1] = utils.colorize(ul(out[1+taxirow][2*taxicol+1]), 'gray', highlight=True)</text:p>
      <text:p text:style-name="Standard"><text:s text:c="12"/># 沒anchor的時候 會變灰色</text:p>
      <text:p text:style-name="Standard"/>
      <text:p text:style-name="Standard"><text:s text:c="8"/></text:p>
      <text:p text:style-name="Standard"><text:s text:c="8"/># 初始位置填顏色</text:p>
      <text:p text:style-name="Standard"><text:s text:c="8"/>di, dj = self.locs[init]</text:p>
      <text:p text:style-name="Standard"><text:s text:c="8"/>out[1+di][2*dj+1] = utils.colorize(out[1+di][2*dj+1], 'magenta')</text:p>
      <text:p text:style-name="Standard"><text:s text:c="8"/>self.fill_coverage(di, dj) </text:p>
      <text:p text:style-name="Standard"><text:s text:c="8"/></text:p>
      <text:p text:style-name="Standard"><text:s text:c="8"/>for row in range(nR):</text:p>
      <text:p text:style-name="Standard"><text:s text:c="12"/>for col in range(nC):</text:p>
      <text:p text:style-name="Standard"><text:soft-page-break/><text:s text:c="16"/>if (self.coverage[row][col] == True) and (row!=taxirow or col != taxicol) and (row!=self.pi or col != self.pj):</text:p>
      <text:p text:style-name="Standard"><text:s text:c="20"/>out[1+row][2*col+1] = utils.colorize(ul(out[1+row][2*col+1]), 'green', highlight=True)</text:p>
      <text:p text:style-name="Standard"><text:s text:c="8"/></text:p>
      <text:p text:style-name="Standard"># <text:s text:c="16"/>if (taxi_range[row][col] == True):</text:p>
      <text:p text:style-name="Standard"># <text:s text:c="20"/>out[1+row][2*col+1] = utils.colorize(ul(out[1+row][2*col+1]), 'cyan', highlight=True)</text:p>
      <text:p text:style-name="Standard"><text:s text:c="8"/></text:p>
      <text:p text:style-name="Standard"><text:s text:c="8"/>outfile.write("\n".join(["".join(row) for row in out])+"\n")</text:p>
      <text:p text:style-name="Standard"><text:s text:c="8"/>if self.lastaction is not None:</text:p>
      <text:p text:style-name="Standard"><text:s text:c="12"/>outfile.write(" <text:s/>({})\n".format(["South", "North", "East", "West", "Dropoff"][self.lastaction]))</text:p>
      <text:p text:style-name="Standard"><text:s text:c="8"/>else: outfile.write("\n")</text:p>
      <text:p text:style-name="Standard"/>
      <text:p text:style-name="Standard"><text:s text:c="8"/># No need to return anything for human</text:p>
      <text:p text:style-name="Standard"><text:s text:c="8"/>if mode != 'human':</text:p>
      <text:p text:style-name="Standard"><text:s text:c="12"/>return outfile</text:p>
      <text:p text:style-name="P2"><text:span text:style-name="T1">­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ode 位置改到一半 目前不work</text:p>
      <text:p text:style-name="P2"/>
      <text:p text:style-name="P2">import sys</text:p>
      <text:p text:style-name="P2">from six import StringIO</text:p>
      <text:p text:style-name="P2">from gym import utils</text:p>
      <text:p text:style-name="P2">from gym.envs.toy_text import discrete</text:p>
      <text:p text:style-name="P2">import numpy as np</text:p>
      <text:p text:style-name="P2"/>
      <text:p text:style-name="P2">MAP = [</text:p>
      <text:p text:style-name="P2"><text:s text:c="4"/>"+-----------------+",</text:p>
      <text:p text:style-name="P2"><text:s text:c="4"/>"|O|O| : : : : :G: |",</text:p>
      <text:p text:style-name="P2"><text:s text:c="4"/>"|O|O| |O| |O| |O| |",</text:p>
      <text:p text:style-name="P2"><text:s text:c="4"/>"|O| : |O| |O| |O| |",</text:p>
      <text:p text:style-name="P2"><text:s text:c="4"/>"| : |O|O| : : : : |",</text:p>
      <text:p text:style-name="P2"><text:s text:c="4"/>"| |O|O|O|O|O| |O| |",</text:p>
      <text:p text:style-name="P2"><text:s text:c="4"/>"| : :R: : : : :O: |",</text:p>
      <text:p text:style-name="P2"><text:s text:c="4"/>"| |O|O|O| |O|O|O| |",</text:p>
      <text:p text:style-name="P2"><text:s text:c="4"/>"| |O| : : |O| : : |",</text:p>
      <text:p text:style-name="P2"><text:s text:c="4"/>"| |O| |O|O|O|B|O| |",</text:p>
      <text:p text:style-name="P2"><text:s text:c="4"/>"| : : : : : : |O| |",</text:p>
      <text:p text:style-name="P2"><text:s text:c="4"/>"| |O| |O| |O| |O| |",</text:p>
      <text:p text:style-name="P2"><text:s text:c="4"/>"| : : : : : : |O| |",</text:p>
      <text:p text:style-name="P2"><text:s text:c="4"/>"| |O| |O| |O|O|O| |",</text:p>
      <text:p text:style-name="P2"><text:s text:c="4"/>"| : : :Y: : : : : |",</text:p>
      <text:p text:style-name="P2"><text:s text:c="4"/>"+-----------------+",</text:p>
      <text:p text:style-name="P2">]</text:p>
      <text:p text:style-name="P2"/>
      <text:p text:style-name="P2">ACTIONS = ["South", "North", "East", "West", "Dropoff"]</text:p>
      <text:p text:style-name="P2">nS = 14*9*2*14*9*4 # row clo deployed? initail location </text:p>
      <text:p text:style-name="P2">nR = 14 </text:p>
      <text:p text:style-name="P2">nC = 9</text:p>
      <text:p text:style-name="P2">maxR = nR-1</text:p>
      <text:p text:style-name="P2">maxC = nC-1</text:p>
      <text:p text:style-name="P2"/>
      <text:p text:style-name="P2">class DuckieNavEnvV3(discrete.DiscreteEnv):</text:p>
      <text:p text:style-name="P2"><text:s text:c="4"/>"""</text:p>
      <text:p text:style-name="P2"><text:s text:c="4"/>The Taxi Problem</text:p>
      <text:p text:style-name="P2"><text:s text:c="4"/>from "Hierarchical Reinforcement Learning with the MAXQ Value Function Decomposition"</text:p>
      <text:p text:style-name="P2"><text:s text:c="4"/>by Tom Dietterich</text:p>
      <text:p text:style-name="P2"/>
      <text:p text:style-name="P2"><text:s text:c="4"/>rendering:</text:p>
      <text:p text:style-name="P2"><text:s text:c="4"/>- blue: passenger</text:p>
      <text:p text:style-name="P2"><text:s text:c="4"/>- magenta: destination</text:p>
      <text:p text:style-name="P2"><text:s text:c="4"/>- yellow: empty taxi</text:p>
      <text:p text:style-name="P2"><text:s text:c="4"/>- green: full taxi</text:p>
      <text:p text:style-name="P2"><text:s text:c="4"/>- other letters: locations</text:p>
      <text:p text:style-name="P2"/>
      <text:p text:style-name="P2"><text:s text:c="4"/>"""</text:p>
      <text:p text:style-name="P2"><text:s text:c="4"/>metadata = {'render.modes': ['human', 'ansi']}</text:p>
      <text:p text:style-name="P2"/>
      <text:p text:style-name="P2"><text:s text:c="4"/>def __init__(self):</text:p>
      <text:p text:style-name="P2"><text:s text:c="8"/>self.desc = np.asarray(MAP,dtype='c')</text:p>
      <text:p text:style-name="P2"><text:soft-page-break/></text:p>
      <text:p text:style-name="P2"><text:s text:c="8"/>self.locs = locs = [(5,2), (0,7), (13,3), (8,6)]</text:p>
      <text:p text:style-name="P2"><text:s text:c="8"/>isd = np.zeros(nS)</text:p>
      <text:p text:style-name="P2"><text:s text:c="8"/>nA = 5</text:p>
      <text:p text:style-name="P2"><text:s text:c="8"/></text:p>
      <text:p text:style-name="P2"><text:s text:c="8"/>self.node_deploy = False</text:p>
      <text:p text:style-name="P2"><text:s text:c="8"/></text:p>
      <text:p text:style-name="P2"><text:s text:c="8"/></text:p>
      <text:p text:style-name="P2"><text:s text:c="8"/></text:p>
      <text:p text:style-name="P2"><text:s text:c="8"/>P = {s : {a : [] for a in range(nA)} for s in range(nS)}</text:p>
      <text:p text:style-name="P2"><text:s text:c="8"/></text:p>
      <text:p text:style-name="P2"><text:s text:c="8"/>for row in range(nR):</text:p>
      <text:p text:style-name="P2"><text:s text:c="12"/>for col in range(nC):</text:p>
      <text:p text:style-name="P2"><text:s text:c="16"/>for node_deployed in range(2): # anchor (on taxi or deployed)</text:p>
      <text:p text:style-name="P2"><text:s text:c="20"/>for node_row in range(nR):</text:p>
      <text:p text:style-name="P2"><text:s text:c="24"/>for node_col in range(nC):</text:p>
      <text:p text:style-name="P2"><text:s text:c="28"/>for init in range(4): # initail location good</text:p>
      <text:p text:style-name="P2"><text:s text:c="32"/>state = self.encode(row, col, node_deployed, node_row, node_col, init) </text:p>
      <text:p text:style-name="P2"/>
      <text:p text:style-name="P2"><text:s text:c="32"/>self.coverage = np.zeros((14,9), dtype='bool')</text:p>
      <text:p text:style-name="P2"><text:s text:c="32"/>self.fill_coverage(locs[init][0], locs[init][1]) </text:p>
      <text:p text:style-name="P2"/>
      <text:p text:style-name="P2"><text:s text:c="32"/>if (row == locs[init][0] and col == locs[init][1]) and (node_deployed == 0): # and (node_row == locs[init][0] and node_col == locs[init][1])</text:p>
      <text:p text:style-name="P2"><text:s text:c="36"/>isd[state] += 1</text:p>
      <text:p text:style-name="P2"/>
      <text:p text:style-name="P2"><text:s text:c="32"/>for a in range(nA):</text:p>
      <text:p text:style-name="P2"><text:s text:c="36"/># defaults</text:p>
      <text:p text:style-name="P2"><text:s text:c="36"/>newrow, newcol, newnode_deployed, newnode_row, newnode_col <text:s/>= row, col, node_deployed, node_row, node_col</text:p>
      <text:p text:style-name="P2"><text:s text:c="36"/>reward = -0.1</text:p>
      <text:p text:style-name="P2"><text:s text:c="36"/>done = False</text:p>
      <text:p text:style-name="P2"><text:s text:c="36"/>taxiloc = (row, col)</text:p>
      <text:p text:style-name="P2"/>
      <text:p text:style-name="P2"><text:s text:c="36"/># south</text:p>
      <text:p text:style-name="P2"><text:s text:c="36"/>if a==0 and self.desc[1+row + 1, 2*col+1] != b"O":</text:p>
      <text:p text:style-name="P2"><text:s text:c="40"/>newrow = min(row+1, maxR)</text:p>
      <text:p text:style-name="P2"/>
      <text:p text:style-name="P2"><text:s text:c="36"/># north</text:p>
      <text:p text:style-name="P2"><text:s text:c="36"/>elif a==1 and self.desc[1+row -1, 2*col+1] != b"O":</text:p>
      <text:p text:style-name="P2"><text:s text:c="40"/>newrow = max(row-1, 0)</text:p>
      <text:p text:style-name="P2"/>
      <text:p text:style-name="P2"><text:s text:c="36"/># east</text:p>
      <text:p text:style-name="P2"><text:s text:c="36"/>if a==2 and self.desc[1+row,2*col+2]==b":":</text:p>
      <text:p text:style-name="P2"><text:s text:c="40"/>newcol = min(col+1, maxC)</text:p>
      <text:p text:style-name="P2"/>
      <text:p text:style-name="P2"><text:s text:c="36"/># west</text:p>
      <text:p text:style-name="P2"><text:s text:c="36"/>elif a==3 and self.desc[1+row,2*col]==b":":</text:p>
      <text:p text:style-name="P2"><text:s text:c="40"/>newcol = max(col-1, 0)</text:p>
      <text:p text:style-name="P2"/>
      <text:p text:style-name="P2"><text:s text:c="36"/># dropoff</text:p>
      <text:p text:style-name="P2"><text:s text:c="36"/>elif a==4: </text:p>
      <text:p text:style-name="P2"><text:soft-page-break/><text:s text:c="40"/>if (node_deployed &lt; 1): # anchor 在車上</text:p>
      <text:p text:style-name="P2"><text:s text:c="44"/>newnode_deployed = 1</text:p>
      <text:p text:style-name="P2"><text:s text:c="44"/>done = True # 下完anchor 就結束</text:p>
      <text:p text:style-name="P2"><text:s text:c="44"/>newnode_row, newnode_col <text:s/>= row, col</text:p>
      <text:p text:style-name="P2"/>
      <text:p text:style-name="P2"><text:s text:c="44"/>if (self.coverage[row][col] == False): # 超出邊界範圍 扣10分 <text:s text:c="18"/></text:p>
      <text:p text:style-name="P2"><text:s text:c="48"/>reward = -10 # good <text:s text:c="24"/></text:p>
      <text:p text:style-name="P2"/>
      <text:p text:style-name="P2"><text:s text:c="44"/>else:</text:p>
      <text:p text:style-name="P2"><text:s text:c="48"/>reward = 10 <text:s/># good</text:p>
      <text:p text:style-name="P2"/>
      <text:p text:style-name="P2"><text:s text:c="40"/>else:</text:p>
      <text:p text:style-name="P2"><text:s text:c="44"/>reward = -2</text:p>
      <text:p text:style-name="P2"/>
      <text:p text:style-name="P2"/>
      <text:p text:style-name="P2"><text:s text:c="36"/>newstate = self.encode(newrow, newcol, newnode_deployed, newnode_row, newnode_col,init)</text:p>
      <text:p text:style-name="P2"><text:s text:c="28"/>P[state][a].append((1.0, newstate, reward, done))</text:p>
      <text:p text:style-name="P2"><text:s text:c="8"/>isd /= isd.sum()</text:p>
      <text:p text:style-name="P2"><text:s text:c="8"/>discrete.DiscreteEnv.__init__(self, nS, nA, P, isd)</text:p>
      <text:p text:style-name="P2"/>
      <text:p text:style-name="P2"><text:s text:c="4"/>def encode(self, taxirow, taxicol, node_deployed, node_row, node_col, init):</text:p>
      <text:p text:style-name="P2"><text:s text:c="8"/># (14) 9, 2, 14, 9, 4</text:p>
      <text:p text:style-name="P2"><text:s text:c="8"/>i = taxirow</text:p>
      <text:p text:style-name="P2"><text:s text:c="8"/>i *= 9 </text:p>
      <text:p text:style-name="P2"><text:s text:c="8"/>i += taxicol</text:p>
      <text:p text:style-name="P2"><text:s text:c="8"/>i *= 2</text:p>
      <text:p text:style-name="P2"><text:s text:c="8"/>i += node_deployed</text:p>
      <text:p text:style-name="P2"><text:s text:c="8"/>i *= 14</text:p>
      <text:p text:style-name="P2"><text:s text:c="8"/>i += node_row</text:p>
      <text:p text:style-name="P2"><text:s text:c="8"/>i *= 9</text:p>
      <text:p text:style-name="P2"><text:s text:c="8"/>i += node_col</text:p>
      <text:p text:style-name="P2"><text:s text:c="8"/>i *= 4</text:p>
      <text:p text:style-name="P2"><text:s text:c="8"/>i += init</text:p>
      <text:p text:style-name="P2"><text:s text:c="8"/>return i</text:p>
      <text:p text:style-name="P2"/>
      <text:p text:style-name="P2"><text:s text:c="4"/>def decode(self, i):</text:p>
      <text:p text:style-name="P2"><text:s text:c="8"/>out = []</text:p>
      <text:p text:style-name="P2"><text:s text:c="8"/>out.append(i % 4)</text:p>
      <text:p text:style-name="P2"><text:s text:c="8"/>i = i // 4</text:p>
      <text:p text:style-name="P2"><text:s text:c="8"/>out.append(i % 9)</text:p>
      <text:p text:style-name="P2"><text:s text:c="8"/>i = i // 9</text:p>
      <text:p text:style-name="P2"><text:s text:c="8"/>out.append(i % 14)</text:p>
      <text:p text:style-name="P2"><text:s text:c="8"/>i = i // 14</text:p>
      <text:p text:style-name="P2"><text:s text:c="8"/>out.append(i % 2)</text:p>
      <text:p text:style-name="P2"><text:s text:c="8"/>i = i // 2</text:p>
      <text:p text:style-name="P2"><text:s text:c="8"/>out.append(i % 9)</text:p>
      <text:p text:style-name="P2"><text:s text:c="8"/>i = i // 9 </text:p>
      <text:p text:style-name="P2"><text:s text:c="8"/>out.append(i)</text:p>
      <text:p text:style-name="P2"><text:s text:c="8"/>assert 0 &lt;= i &lt; 14 </text:p>
      <text:p text:style-name="P2"><text:s text:c="8"/>return reversed(out)</text:p>
      <text:p text:style-name="P2"><text:s text:c="4"/></text:p>
      <text:p text:style-name="P2"><text:soft-page-break/><text:s text:c="4"/>def fill_coverage(self, row, col):</text:p>
      <text:p text:style-name="P2"><text:s text:c="8"/>for i in range(max(row-3, 0),min(row+3, maxR)+1):</text:p>
      <text:p text:style-name="P2"><text:s text:c="12"/>for j in range(max(col-3,0), min(col+3, maxC)+1):</text:p>
      <text:p text:style-name="P2"><text:s text:c="16"/>if ((abs(i - row) + abs(j - col)) &lt;= 3): # 會切成菱形</text:p>
      <text:p text:style-name="P2"><text:s text:c="20"/>if (self.desc[1+i, 2*j+1] != b"O"):# 牆壁沒有訊號</text:p>
      <text:p text:style-name="P2"><text:s text:c="24"/>self.coverage[i][j] = True</text:p>
      <text:p text:style-name="P2"># <text:s text:c="24"/># wall effects</text:p>
      <text:p text:style-name="P2"># <text:s text:c="24"/>for i in range(max(row-2, 0),min(row+2, maxR)+1):</text:p>
      <text:p text:style-name="P2"># <text:s text:c="28"/>for j in range(max(col-2,0), min(col+2, maxC)+1):</text:p>
      <text:p text:style-name="P2"><text:s text:c="32"/></text:p>
      <text:p text:style-name="P2"># <text:s text:c="32"/>self.coverage[i][j] = False</text:p>
      <text:p text:style-name="P2"/>
      <text:p text:style-name="P2"><text:s text:c="4"/>def taxi_coverage(self, row, col):</text:p>
      <text:p text:style-name="P2"><text:s text:c="8"/>coverage = np.zeros((14,9), dtype='bool')</text:p>
      <text:p text:style-name="P2"><text:s text:c="8"/>for i in range(max(row-3, 0),min(row+3, maxR)+1):</text:p>
      <text:p text:style-name="P2"><text:s text:c="12"/>for j in range(max(col-3,0), min(col+3, maxC)+1):</text:p>
      <text:p text:style-name="P2"><text:s text:c="16"/>if ((abs(i - row) + abs(j - col)) &lt;= 3): # 會切成菱形</text:p>
      <text:p text:style-name="P2"><text:s text:c="20"/>if (self.desc[1+i, 2*j+1] != b"O"):# 牆壁沒有訊號</text:p>
      <text:p text:style-name="P2"><text:s text:c="24"/>coverage[i][j] = True</text:p>
      <text:p text:style-name="P2"><text:s text:c="8"/>return coverage</text:p>
      <text:p text:style-name="P2"/>
      <text:p text:style-name="P2"><text:s text:c="4"/>def render(self, mode='human'):</text:p>
      <text:p text:style-name="P2"><text:s text:c="8"/>outfile = StringIO() if mode == 'ansi' else sys.stdout</text:p>
      <text:p text:style-name="P2"/>
      <text:p text:style-name="P2"><text:s text:c="8"/>out = self.desc.copy().tolist()</text:p>
      <text:p text:style-name="P2"><text:s text:c="8"/>out = [[c.decode('utf-8') for c in line] for line in out]</text:p>
      <text:p text:style-name="P2"><text:s text:c="8"/>taxirow, taxicol, node_deployed, node_row, node_col, init = self.decode(self.s)</text:p>
      <text:p text:style-name="P2"><text:s text:c="8"/>def ul(x): return "_" if x == " " else x</text:p>
      <text:p text:style-name="P2"><text:s text:c="8"/></text:p>
      <text:p text:style-name="P2"><text:s text:c="8"/>self.coverage = np.zeros((14,9), dtype='bool')</text:p>
      <text:p text:style-name="P2"><text:s text:c="8"/></text:p>
      <text:p text:style-name="P2"><text:s text:c="8"/></text:p>
      <text:p text:style-name="P2"># <text:s text:c="8"/># 車上也有裝mesh</text:p>
      <text:p text:style-name="P2"># <text:s text:c="8"/>self.fill_coverage(taxirow, taxicol)</text:p>
      <text:p text:style-name="P2"><text:s text:c="8"/></text:p>
      <text:p text:style-name="P2"><text:s text:c="8"/>if node_deployed &lt; 1: # anchor in taxi</text:p>
      <text:p text:style-name="P2"><text:s text:c="12"/>out[1+taxirow][2*taxicol+1] = utils.colorize(out[1+taxirow][2*taxicol+1], 'yellow', highlight=True)</text:p>
      <text:p text:style-name="P2"><text:s text:c="12"/></text:p>
      <text:p text:style-name="P2"><text:s text:c="8"/>else: # anchor 不在車上了 deploy了 <text:s text:c="2"/></text:p>
      <text:p text:style-name="P2"><text:s text:c="12"/></text:p>
      <text:p text:style-name="P2"># <text:s text:c="12"/>if (self.node_deploy == False):</text:p>
      <text:p text:style-name="P2"># <text:s text:c="16"/>self.pi, self.pj = taxirow, taxicol</text:p>
      <text:p text:style-name="P2"># <text:s text:c="16"/>self.node_deploy = True</text:p>
      <text:p text:style-name="P2"># <text:s text:c="12"/># deploy的位置 就是紀錄當下taxi現在的位置 </text:p>
      <text:p text:style-name="P2"><text:s text:c="12"/></text:p>
      <text:p text:style-name="P2"><text:s text:c="12"/>out[1+node_row][2*node_col+1] = utils.colorize(ul(out[1+node_row][2*node_col+1]), 'blue', highlight=True)</text:p>
      <text:p text:style-name="P2"><text:s text:c="12"/>self.fill_coverage(node_row, node_col) </text:p>
      <text:p text:style-name="P2"><text:s text:c="12"/># anchor deploy下去 會變藍色</text:p>
      <text:p text:style-name="P2"><text:s text:c="12"/></text:p>
      <text:p text:style-name="P2"><text:soft-page-break/><text:s text:c="12"/>out[1+taxirow][2*taxicol+1] = utils.colorize(ul(out[1+taxirow][2*taxicol+1]), 'gray', highlight=True)</text:p>
      <text:p text:style-name="P2"><text:s text:c="12"/># 沒anchor的時候 會變灰色</text:p>
      <text:p text:style-name="P2"/>
      <text:p text:style-name="P2"><text:s text:c="8"/></text:p>
      <text:p text:style-name="P2"><text:s text:c="8"/># 初始位置填顏色</text:p>
      <text:p text:style-name="P2"><text:s text:c="8"/>di, dj = self.locs[init]</text:p>
      <text:p text:style-name="P2"><text:s text:c="8"/>out[1+di][2*dj+1] = utils.colorize(out[1+di][2*dj+1], 'magenta')</text:p>
      <text:p text:style-name="P2"><text:s text:c="8"/>self.fill_coverage(di, dj) </text:p>
      <text:p text:style-name="P2"><text:s text:c="8"/></text:p>
      <text:p text:style-name="P2"><text:s text:c="8"/>for row in range(nR):</text:p>
      <text:p text:style-name="P2"><text:s text:c="12"/>for col in range(nC):</text:p>
      <text:p text:style-name="P2"><text:s text:c="16"/>if (self.coverage[row][col] == True) and (row!=taxirow or col != taxicol) and (row!=node_row or col != node_col):</text:p>
      <text:p text:style-name="P2"><text:s text:c="20"/>out[1+row][2*col+1] = utils.colorize(ul(out[1+row][2*col+1]), 'green', highlight=True)</text:p>
      <text:p text:style-name="P2"><text:s text:c="8"/></text:p>
      <text:p text:style-name="P2"># <text:s text:c="16"/>if (taxi_range[row][col] == True):</text:p>
      <text:p text:style-name="P2"># <text:s text:c="20"/>out[1+row][2*col+1] = utils.colorize(ul(out[1+row][2*col+1]), 'cyan', highlight=True)</text:p>
      <text:p text:style-name="P2"><text:s text:c="8"/></text:p>
      <text:p text:style-name="P2"><text:s text:c="8"/>outfile.write("\n".join(["".join(row) for row in out])+"\n")</text:p>
      <text:p text:style-name="P2"><text:s text:c="8"/>if self.lastaction is not None:</text:p>
      <text:p text:style-name="P2"><text:s text:c="12"/>outfile.write(" <text:s/>({})\n".format(["South", "North", "East", "West", "Dropoff"][self.lastaction]))</text:p>
      <text:p text:style-name="P2"><text:s text:c="8"/>else: outfile.write("\n")</text:p>
      <text:p text:style-name="P2"/>
      <text:p text:style-name="P2"><text:s text:c="8"/># No need to return anything for human</text:p>
      <text:p text:style-name="P2"><text:s text:c="8"/>if mode != 'human':</text:p>
      <text:p text:style-name="P2"><text:s text:c="12"/>return out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0:32:39.222388661</meta:creation-date>
    <dc:date>2020-08-16T22:50:00.498595863</dc:date>
    <meta:editing-duration>PT3M8S</meta:editing-duration>
    <meta:editing-cycles>1</meta:editing-cycles>
    <meta:document-statistic meta:table-count="0" meta:image-count="0" meta:object-count="0" meta:page-count="24" meta:paragraph-count="1023" meta:word-count="4619" meta:character-count="39485" meta:non-whitespace-character-count="23180"/>
    <meta:generator>LibreOffice/6.0.7.3$Linux_X86_64 LibreOffice_project/00m0$Build-3</meta:generator>
  </office:meta>
</office:document-meta>
</file>